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4.28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4.847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4.574cm"/>
    </style:style>
    <style:style style:name="co9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row table:style-name="ro1" table:number-rows-repeated="6"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ean_zca</text:p>
          </table:table-cell>
          <table:table-cell table:number-columns-repeated="2"/>
          <table:table-cell table:style-name="Default" office:value-type="string" calcext:value-type="string">
            <text:p>VarCovMatrix_zca</text:p>
          </table:table-cell>
          <table:table-cell table:style-name="Default" office:value-type="string" calcext:value-type="string">
            <text:p>ZCAWhiteningMatrix_zca</text:p>
          </table:table-cell>
          <table:table-cell/>
          <table:table-cell office:value-type="string" calcext:value-type="string">
            <text:p>error</text:p>
          </table:table-cell>
          <table:table-cell table:style-name="Default"/>
        </table:table-row>
        <table:table-row table:style-name="ro1">
          <table:table-cell table:style-name="ce1" office:value-type="float" office:value="0.000000297642" calcext:value-type="float">
            <text:p>2.98E-07</text:p>
          </table:table-cell>
          <table:table-cell table:style-name="ce1"/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.999998" calcext:value-type="float">
            <text:p>0.999998</text:p>
          </table:table-cell>
          <table:table-cell/>
          <table:table-cell table:formula="of:=[.D12]-[.E12]" office:value-type="float" office:value="0.00000200000000005751" calcext:value-type="float">
            <text:p>0.000002</text:p>
          </table:table-cell>
          <table:table-cell table:formula="of:=LOG(ABS([.G12]);10)" office:value-type="float" office:value="-5.69897000432353" calcext:value-type="float">
            <text:p>-5.6989700043</text:p>
          </table:table-cell>
        </table:table-row>
        <table:table-row table:style-name="ro1">
          <table:table-cell table:style-name="ce1" office:value-type="float" office:value="-0.000000110626" calcext:value-type="float">
            <text:p>-1.11E-07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0.0000999991" calcext:value-type="float">
            <text:p>9.99991E-005</text:p>
          </table:table-cell>
          <table:table-cell office:value-type="float" office:value="0.00000265241" calcext:value-type="float">
            <text:p>2.65E-06</text:p>
          </table:table-cell>
          <table:table-cell/>
          <table:table-cell table:formula="of:=[.D13]-[.E13]" office:value-type="float" office:value="0.00009734669" calcext:value-type="float">
            <text:p>9.734669E-005</text:p>
          </table:table-cell>
          <table:table-cell table:formula="of:=LOG(ABS([.G13]);10)" office:value-type="float" office:value="-4.01167881085349" calcext:value-type="float">
            <text:p>-4.0116788109</text:p>
          </table:table-cell>
        </table:table-row>
        <table:table-row table:style-name="ro1">
          <table:table-cell table:style-name="ce1" office:value-type="float" office:value="0.000000195694" calcext:value-type="float">
            <text:p>1.96E-07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0.0000999994" calcext:value-type="float">
            <text:p>9.99994E-005</text:p>
          </table:table-cell>
          <table:table-cell office:value-type="float" office:value="-0.00000560284" calcext:value-type="float">
            <text:p>-5.60E-06</text:p>
          </table:table-cell>
          <table:table-cell/>
          <table:table-cell table:formula="of:=[.D14]-[.E14]" office:value-type="float" office:value="0.00010560224" calcext:value-type="float">
            <text:p>0.0001056022</text:p>
          </table:table-cell>
          <table:table-cell table:formula="of:=LOG(ABS([.G14]);10)" office:value-type="float" office:value="-3.97632686959272" calcext:value-type="float">
            <text:p>-3.9763268696</text:p>
          </table:table-cell>
        </table:table-row>
        <table:table-row table:style-name="ro1">
          <table:table-cell table:style-name="ce1" office:value-type="float" office:value="0.0000000774384" calcext:value-type="float">
            <text:p>7.74E-08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0.0000999996" calcext:value-type="float">
            <text:p>9.99996E-005</text:p>
          </table:table-cell>
          <table:table-cell office:value-type="float" office:value="-0.00000189245" calcext:value-type="float">
            <text:p>-1.89E-06</text:p>
          </table:table-cell>
          <table:table-cell/>
          <table:table-cell table:formula="of:=[.D15]-[.E15]" office:value-type="float" office:value="0.00010189205" calcext:value-type="float">
            <text:p>0.0001018921</text:p>
          </table:table-cell>
          <table:table-cell table:formula="of:=LOG(ABS([.G15]);10)" office:value-type="float" office:value="-3.99185969995649" calcext:value-type="float">
            <text:p>-3.9918597</text:p>
          </table:table-cell>
        </table:table-row>
        <table:table-row table:style-name="ro1">
          <table:table-cell table:style-name="ce1" office:value-type="float" office:value="0.0000000424862" calcext:value-type="float">
            <text:p>4.25E-08</text:p>
          </table:table-cell>
          <table:table-cell table:style-name="ce1"/>
          <table:table-cell office:value-type="float" office:value="5" calcext:value-type="float">
            <text:p>5</text:p>
          </table:table-cell>
          <table:table-cell office:value-type="float" office:value="0.0000999997" calcext:value-type="float">
            <text:p>9.99997E-005</text:p>
          </table:table-cell>
          <table:table-cell office:value-type="float" office:value="-0.00000280142" calcext:value-type="float">
            <text:p>-2.80E-06</text:p>
          </table:table-cell>
          <table:table-cell/>
          <table:table-cell table:formula="of:=[.D16]-[.E16]" office:value-type="float" office:value="0.00010280112" calcext:value-type="float">
            <text:p>0.0001028011</text:p>
          </table:table-cell>
          <table:table-cell table:formula="of:=LOG(ABS([.G16]);10)" office:value-type="float" office:value="-3.98800215375349" calcext:value-type="float">
            <text:p>-3.9880021538</text:p>
          </table:table-cell>
        </table:table-row>
        <table:table-row table:style-name="ro1">
          <table:table-cell table:style-name="ce1" office:value-type="float" office:value="-0.000000224757" calcext:value-type="float">
            <text:p>-2.25E-07</text:p>
          </table:table-cell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00435859" calcext:value-type="float">
            <text:p>4.36E-07</text:p>
          </table:table-cell>
          <table:table-cell/>
          <table:table-cell table:formula="of:=[.D17]-[.E17]" office:value-type="float" office:value="0.000099564141" calcext:value-type="float">
            <text:p>9.9564141E-005</text:p>
          </table:table-cell>
          <table:table-cell table:formula="of:=LOG(ABS([.G17]);10)" office:value-type="float" office:value="-4.00189704882469" calcext:value-type="float">
            <text:p>-4.0018970488</text:p>
          </table:table-cell>
        </table:table-row>
        <table:table-row table:style-name="ro1">
          <table:table-cell table:style-name="ce1" office:value-type="float" office:value="-0.000000248766" calcext:value-type="float">
            <text:p>-2.49E-07</text:p>
          </table:table-cell>
          <table:table-cell table:style-name="ce1"/>
          <table:table-cell office:value-type="float" office:value="7" calcext:value-type="float">
            <text:p>7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00000178162" calcext:value-type="float">
            <text:p>-1.78E-06</text:p>
          </table:table-cell>
          <table:table-cell/>
          <table:table-cell table:formula="of:=[.D18]-[.E18]" office:value-type="float" office:value="0.00010178162" calcext:value-type="float">
            <text:p>0.0001017816</text:p>
          </table:table-cell>
          <table:table-cell table:formula="of:=LOG(ABS([.G18]);10)" office:value-type="float" office:value="-3.99233064099012" calcext:value-type="float">
            <text:p>-3.992330641</text:p>
          </table:table-cell>
        </table:table-row>
        <table:table-row table:style-name="ro1">
          <table:table-cell table:style-name="ce1" office:value-type="float" office:value="0.000000209904" calcext:value-type="float">
            <text:p>2.10E-07</text:p>
          </table:table-cell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0.000100001" calcext:value-type="float">
            <text:p>0.000100001</text:p>
          </table:table-cell>
          <table:table-cell office:value-type="float" office:value="-0.00000448525" calcext:value-type="float">
            <text:p>-4.49E-06</text:p>
          </table:table-cell>
          <table:table-cell/>
          <table:table-cell table:formula="of:=[.D19]-[.E19]" office:value-type="float" office:value="0.00010448625" calcext:value-type="float">
            <text:p>0.0001044863</text:p>
          </table:table-cell>
          <table:table-cell table:formula="of:=LOG(ABS([.G19]);10)" office:value-type="float" office:value="-3.98094085732351" calcext:value-type="float">
            <text:p>-3.9809408573</text:p>
          </table:table-cell>
        </table:table-row>
        <table:table-row table:style-name="ro1">
          <table:table-cell table:style-name="ce1" office:value-type="float" office:value="0.000000189972" calcext:value-type="float">
            <text:p>1.90E-07</text:p>
          </table:table-cell>
          <table:table-cell table:style-name="ce1"/>
          <table:table-cell office:value-type="float" office:value="9" calcext:value-type="float">
            <text:p>9</text:p>
          </table:table-cell>
          <table:table-cell office:value-type="float" office:value="0.000100001" calcext:value-type="float">
            <text:p>0.000100001</text:p>
          </table:table-cell>
          <table:table-cell office:value-type="float" office:value="-0.00000199676" calcext:value-type="float">
            <text:p>-2.00E-06</text:p>
          </table:table-cell>
          <table:table-cell/>
          <table:table-cell table:formula="of:=[.D20]-[.E20]" office:value-type="float" office:value="0.00010199776" calcext:value-type="float">
            <text:p>0.0001019978</text:p>
          </table:table-cell>
          <table:table-cell table:formula="of:=LOG(ABS([.G20]);10)" office:value-type="float" office:value="-3.99140936579025" calcext:value-type="float">
            <text:p>-3.9914093658</text:p>
          </table:table-cell>
        </table:table-row>
        <table:table-row table:style-name="ro1">
          <table:table-cell table:style-name="ce1" office:value-type="float" office:value="-0.000000125527" calcext:value-type="float">
            <text:p>-1.26E-07</text:p>
          </table:table-cell>
          <table:table-cell table:style-name="ce1"/>
          <table:table-cell office:value-type="float" office:value="10" calcext:value-type="float">
            <text:p>10</text:p>
          </table:table-cell>
          <table:table-cell office:value-type="float" office:value="0.000100001" calcext:value-type="float">
            <text:p>0.000100001</text:p>
          </table:table-cell>
          <table:table-cell office:value-type="float" office:value="-0.00000287592" calcext:value-type="float">
            <text:p>-2.88E-06</text:p>
          </table:table-cell>
          <table:table-cell/>
          <table:table-cell table:formula="of:=[.D21]-[.E21]" office:value-type="float" office:value="0.00010287692" calcext:value-type="float">
            <text:p>0.0001028769</text:p>
          </table:table-cell>
          <table:table-cell table:formula="of:=LOG(ABS([.G21]);10)" office:value-type="float" office:value="-3.98768204643217" calcext:value-type="float">
            <text:p>-3.987682046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-0.00000537989" calcext:value-type="float">
            <text:p>-5.37989E-006</text:p>
          </table:table-cell>
          <table:table-cell office:value-type="float" office:value="0.00000266731" calcext:value-type="float">
            <text:p>2.67E-06</text:p>
          </table:table-cell>
          <table:table-cell/>
          <table:table-cell table:formula="of:=[.D22]-[.E22]" office:value-type="float" office:value="-0.0000080472" calcext:value-type="float">
            <text:p>-8.0472E-006</text:p>
          </table:table-cell>
          <table:table-cell table:formula="of:=LOG(ABS([.G22]);10)" office:value-type="float" office:value="-5.09435520485957" calcext:value-type="float">
            <text:p>-5.0943552049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.00001" calcext:value-type="float">
            <text:p>1.00001</text:p>
          </table:table-cell>
          <table:table-cell table:style-name="Default" office:value-type="float" office:value="0.999997" calcext:value-type="float">
            <text:p>0.999997</text:p>
          </table:table-cell>
          <table:table-cell/>
          <table:table-cell table:formula="of:=[.D23]-[.E23]" office:value-type="float" office:value="0.0000130000000001518" calcext:value-type="float">
            <text:p>0.000013</text:p>
          </table:table-cell>
          <table:table-cell table:formula="of:=LOG(ABS([.G23]);10)" office:value-type="float" office:value="-4.88605664768809" calcext:value-type="float">
            <text:p>-4.8860566477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-0.00000980578" calcext:value-type="float">
            <text:p>-9.80578E-006</text:p>
          </table:table-cell>
          <table:table-cell office:value-type="float" office:value="0.00000197068" calcext:value-type="float">
            <text:p>1.97E-06</text:p>
          </table:table-cell>
          <table:table-cell/>
          <table:table-cell table:formula="of:=[.D24]-[.E24]" office:value-type="float" office:value="-0.00001177646" calcext:value-type="float">
            <text:p>-1.177646E-005</text:p>
          </table:table-cell>
          <table:table-cell table:formula="of:=LOG(ABS([.G24]);10)" office:value-type="float" office:value="-4.92898523870971" calcext:value-type="float">
            <text:p>-4.9289852387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-0.0000110662" calcext:value-type="float">
            <text:p>-1.10662E-005</text:p>
          </table:table-cell>
          <table:table-cell office:value-type="float" office:value="-0.00000178441" calcext:value-type="float">
            <text:p>-1.78E-06</text:p>
          </table:table-cell>
          <table:table-cell/>
          <table:table-cell table:formula="of:=[.D25]-[.E25]" office:value-type="float" office:value="-0.00000928179" calcext:value-type="float">
            <text:p>-9.28179E-006</text:p>
          </table:table-cell>
          <table:table-cell table:formula="of:=LOG(ABS([.G25]);10)" office:value-type="float" office:value="-5.03236826169515" calcext:value-type="float">
            <text:p>-5.0323682617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-0.0000120533" calcext:value-type="float">
            <text:p>-1.20533E-005</text:p>
          </table:table-cell>
          <table:table-cell office:value-type="float" office:value="0.00000224821" calcext:value-type="float">
            <text:p>2.25E-06</text:p>
          </table:table-cell>
          <table:table-cell/>
          <table:table-cell table:formula="of:=[.D26]-[.E26]" office:value-type="float" office:value="-0.00001430151" calcext:value-type="float">
            <text:p>-1.430151E-005</text:p>
          </table:table-cell>
          <table:table-cell table:formula="of:=LOG(ABS([.G26]);10)" office:value-type="float" office:value="-4.84461810588833" calcext:value-type="float">
            <text:p>-4.8446181059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-0.0000107795" calcext:value-type="float">
            <text:p>-1.07795E-005</text:p>
          </table:table-cell>
          <table:table-cell office:value-type="float" office:value="0.00000205636" calcext:value-type="float">
            <text:p>2.06E-06</text:p>
          </table:table-cell>
          <table:table-cell/>
          <table:table-cell table:formula="of:=[.D27]-[.E27]" office:value-type="float" office:value="-0.00001283586" calcext:value-type="float">
            <text:p>-1.283586E-005</text:p>
          </table:table-cell>
          <table:table-cell table:formula="of:=LOG(ABS([.G27]);10)" office:value-type="float" office:value="-4.89157502837609" calcext:value-type="float">
            <text:p>-4.8915750284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-0.00000873811" calcext:value-type="float">
            <text:p>-8.73811E-006</text:p>
          </table:table-cell>
          <table:table-cell office:value-type="float" office:value="-0.00000232458" calcext:value-type="float">
            <text:p>-2.32E-06</text:p>
          </table:table-cell>
          <table:table-cell/>
          <table:table-cell table:formula="of:=[.D28]-[.E28]" office:value-type="float" office:value="-0.00000641353" calcext:value-type="float">
            <text:p>-6.41353E-006</text:p>
          </table:table-cell>
          <table:table-cell table:formula="of:=LOG(ABS([.G28]);10)" office:value-type="float" office:value="-5.19290286945988" calcext:value-type="float">
            <text:p>-5.1929028695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-0.00000988547" calcext:value-type="float">
            <text:p>-9.88547E-006</text:p>
          </table:table-cell>
          <table:table-cell office:value-type="float" office:value="-0.00000403821" calcext:value-type="float">
            <text:p>-4.04E-06</text:p>
          </table:table-cell>
          <table:table-cell/>
          <table:table-cell table:formula="of:=[.D29]-[.E29]" office:value-type="float" office:value="-0.00000584726" calcext:value-type="float">
            <text:p>-5.84726E-006</text:p>
          </table:table-cell>
          <table:table-cell table:formula="of:=LOG(ABS([.G29]);10)" office:value-type="float" office:value="-5.23304759471157" calcext:value-type="float">
            <text:p>-5.2330475947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-0.00000960558" calcext:value-type="float">
            <text:p>-9.60558E-006</text:p>
          </table:table-cell>
          <table:table-cell office:value-type="float" office:value="0.00000350922" calcext:value-type="float">
            <text:p>3.51E-06</text:p>
          </table:table-cell>
          <table:table-cell/>
          <table:table-cell table:formula="of:=[.D30]-[.E30]" office:value-type="float" office:value="-0.0000131148" calcext:value-type="float">
            <text:p>-1.31148E-005</text:p>
          </table:table-cell>
          <table:table-cell table:formula="of:=LOG(ABS([.G30]);10)" office:value-type="float" office:value="-4.8822383279908" calcext:value-type="float">
            <text:p>-4.882238328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0.00000947947" calcext:value-type="float">
            <text:p>-9.47947E-006</text:p>
          </table:table-cell>
          <table:table-cell office:value-type="float" office:value="0.00000114739" calcext:value-type="float">
            <text:p>1.15E-06</text:p>
          </table:table-cell>
          <table:table-cell/>
          <table:table-cell table:formula="of:=[.D31]-[.E31]" office:value-type="float" office:value="-0.00001062686" calcext:value-type="float">
            <text:p>-1.062686E-005</text:p>
          </table:table-cell>
          <table:table-cell table:formula="of:=LOG(ABS([.G31]);10)" office:value-type="float" office:value="-4.97359504085041" calcext:value-type="float">
            <text:p>-4.9735950409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0000111073" calcext:value-type="float">
            <text:p>1.11073E-005</text:p>
          </table:table-cell>
          <table:table-cell office:value-type="float" office:value="-0.00000557303" calcext:value-type="float">
            <text:p>-5.57E-06</text:p>
          </table:table-cell>
          <table:table-cell/>
          <table:table-cell table:formula="of:=[.D32]-[.E32]" office:value-type="float" office:value="0.00001668033" calcext:value-type="float">
            <text:p>1.668033E-005</text:p>
          </table:table-cell>
          <table:table-cell table:formula="of:=LOG(ABS([.G32]);10)" office:value-type="float" office:value="-4.77779536162626" calcext:value-type="float">
            <text:p>-4.7777953616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-0.00000389963" calcext:value-type="float">
            <text:p>-3.89963E-006</text:p>
          </table:table-cell>
          <table:table-cell office:value-type="float" office:value="0.00000196882" calcext:value-type="float">
            <text:p>1.97E-06</text:p>
          </table:table-cell>
          <table:table-cell/>
          <table:table-cell table:formula="of:=[.D33]-[.E33]" office:value-type="float" office:value="-0.00000586845" calcext:value-type="float">
            <text:p>-5.86845E-006</text:p>
          </table:table-cell>
          <table:table-cell table:formula="of:=LOG(ABS([.G33]);10)" office:value-type="float" office:value="-5.23147659131416" calcext:value-type="float">
            <text:p>-5.2314765913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.999997" calcext:value-type="float">
            <text:p>0.999997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formula="of:=[.D34]-[.E34]" office:value-type="float" office:value="-0.00000300000000008627" calcext:value-type="float">
            <text:p>-0.000003</text:p>
          </table:table-cell>
          <table:table-cell table:formula="of:=LOG(ABS([.G34]);10)" office:value-type="float" office:value="-5.52287874526785" calcext:value-type="float">
            <text:p>-5.5228787453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-0.00000728484" calcext:value-type="float">
            <text:p>-7.28484E-006</text:p>
          </table:table-cell>
          <table:table-cell office:value-type="float" office:value="0.00000105239" calcext:value-type="float">
            <text:p>1.05E-06</text:p>
          </table:table-cell>
          <table:table-cell/>
          <table:table-cell table:formula="of:=[.D35]-[.E35]" office:value-type="float" office:value="-0.00000833723" calcext:value-type="float">
            <text:p>-8.33723E-006</text:p>
          </table:table-cell>
          <table:table-cell table:formula="of:=LOG(ABS([.G35]);10)" office:value-type="float" office:value="-5.07897821741228" calcext:value-type="float">
            <text:p>-5.0789782174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-0.0000113651" calcext:value-type="float">
            <text:p>-1.13651E-005</text:p>
          </table:table-cell>
          <table:table-cell office:value-type="float" office:value="-0.00000411272" calcext:value-type="float">
            <text:p>-4.11E-06</text:p>
          </table:table-cell>
          <table:table-cell/>
          <table:table-cell table:formula="of:=[.D36]-[.E36]" office:value-type="float" office:value="-0.00000725238" calcext:value-type="float">
            <text:p>-7.25238E-006</text:p>
          </table:table-cell>
          <table:table-cell table:formula="of:=LOG(ABS([.G36]);10)" office:value-type="float" office:value="-5.13951944842933" calcext:value-type="float">
            <text:p>-5.1395194484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-0.00000804136" calcext:value-type="float">
            <text:p>-8.04136E-006</text:p>
          </table:table-cell>
          <table:table-cell office:value-type="float" office:value="0.000000633299" calcext:value-type="float">
            <text:p>6.33E-07</text:p>
          </table:table-cell>
          <table:table-cell/>
          <table:table-cell table:formula="of:=[.D37]-[.E37]" office:value-type="float" office:value="-0.000008674659" calcext:value-type="float">
            <text:p>-8.674659E-006</text:p>
          </table:table-cell>
          <table:table-cell table:formula="of:=LOG(ABS([.G37]);10)" office:value-type="float" office:value="-5.06174758827531" calcext:value-type="float">
            <text:p>-5.0617475883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-0.0000118776" calcext:value-type="float">
            <text:p>-1.18776E-005</text:p>
          </table:table-cell>
          <table:table-cell office:value-type="float" office:value="-0.00000182539" calcext:value-type="float">
            <text:p>-1.83E-06</text:p>
          </table:table-cell>
          <table:table-cell/>
          <table:table-cell table:formula="of:=[.D38]-[.E38]" office:value-type="float" office:value="-0.00001005221" calcext:value-type="float">
            <text:p>-1.005221E-005</text:p>
          </table:table-cell>
          <table:table-cell table:formula="of:=LOG(ABS([.G38]);10)" office:value-type="float" office:value="-4.99773844716974" calcext:value-type="float">
            <text:p>-4.9977384472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-0.00000896346" calcext:value-type="float">
            <text:p>-8.96346E-006</text:p>
          </table:table-cell>
          <table:table-cell office:value-type="float" office:value="-0.000000586733" calcext:value-type="float">
            <text:p>-5.87E-07</text:p>
          </table:table-cell>
          <table:table-cell/>
          <table:table-cell table:formula="of:=[.D39]-[.E39]" office:value-type="float" office:value="-0.000008376727" calcext:value-type="float">
            <text:p>-8.376727E-006</text:p>
          </table:table-cell>
          <table:table-cell table:formula="of:=LOG(ABS([.G39]);10)" office:value-type="float" office:value="-5.07692563811204" calcext:value-type="float">
            <text:p>-5.0769256381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-0.00000932491" calcext:value-type="float">
            <text:p>-9.32491E-006</text:p>
          </table:table-cell>
          <table:table-cell office:value-type="float" office:value="-0.00000178441" calcext:value-type="float">
            <text:p>-1.78E-06</text:p>
          </table:table-cell>
          <table:table-cell/>
          <table:table-cell table:formula="of:=[.D40]-[.E40]" office:value-type="float" office:value="-0.0000075405" calcext:value-type="float">
            <text:p>-7.5405E-006</text:p>
          </table:table-cell>
          <table:table-cell table:formula="of:=LOG(ABS([.G40]);10)" office:value-type="float" office:value="-5.12259985571624" calcext:value-type="float">
            <text:p>-5.1225998557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-0.0000114503" calcext:value-type="float">
            <text:p>-1.14503E-005</text:p>
          </table:table-cell>
          <table:table-cell office:value-type="float" office:value="-0.00000156835" calcext:value-type="float">
            <text:p>-1.57E-06</text:p>
          </table:table-cell>
          <table:table-cell/>
          <table:table-cell table:formula="of:=[.D41]-[.E41]" office:value-type="float" office:value="-0.00000988195" calcext:value-type="float">
            <text:p>-0.000009882</text:p>
          </table:table-cell>
          <table:table-cell table:formula="of:=LOG(ABS([.G41]);10)" office:value-type="float" office:value="-5.00515734785391" calcext:value-type="float">
            <text:p>-5.0051573479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.00000393459" calcext:value-type="float">
            <text:p>3.93459E-006</text:p>
          </table:table-cell>
          <table:table-cell office:value-type="float" office:value="-0.00000187755" calcext:value-type="float">
            <text:p>-1.88E-06</text:p>
          </table:table-cell>
          <table:table-cell/>
          <table:table-cell table:formula="of:=[.D42]-[.E42]" office:value-type="float" office:value="0.00000581214" calcext:value-type="float">
            <text:p>5.81214E-006</text:p>
          </table:table-cell>
          <table:table-cell table:formula="of:=LOG(ABS([.G42]);10)" office:value-type="float" office:value="-5.23566393317388" calcext:value-type="float">
            <text:p>-5.2356639332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0000342699" calcext:value-type="float">
            <text:p>0.000003427</text:p>
          </table:table-cell>
          <table:table-cell office:value-type="float" office:value="-0.00000178441" calcext:value-type="float">
            <text:p>-1.78E-06</text:p>
          </table:table-cell>
          <table:table-cell/>
          <table:table-cell table:formula="of:=[.D43]-[.E43]" office:value-type="float" office:value="0.0000052114" calcext:value-type="float">
            <text:p>5.2114E-006</text:p>
          </table:table-cell>
          <table:table-cell table:formula="of:=LOG(ABS([.G43]);10)" office:value-type="float" office:value="-5.28304559136485" calcext:value-type="float">
            <text:p>-5.2830455914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-0.00000200794" calcext:value-type="float">
            <text:p>-2.00794E-006</text:p>
          </table:table-cell>
          <table:table-cell office:value-type="float" office:value="0.00000105053" calcext:value-type="float">
            <text:p>1.05E-06</text:p>
          </table:table-cell>
          <table:table-cell/>
          <table:table-cell table:formula="of:=[.D44]-[.E44]" office:value-type="float" office:value="-0.00000305847" calcext:value-type="float">
            <text:p>-3.05847E-006</text:p>
          </table:table-cell>
          <table:table-cell table:formula="of:=LOG(ABS([.G44]);10)" office:value-type="float" office:value="-5.51449577506428" calcext:value-type="float">
            <text:p>-5.5144957751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.999996" calcext:value-type="float">
            <text:p>0.999996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formula="of:=[.D45]-[.E45]" office:value-type="float" office:value="-0.000004000000000004" calcext:value-type="float">
            <text:p>-0.000004</text:p>
          </table:table-cell>
          <table:table-cell table:formula="of:=LOG(ABS([.G45]);10)" office:value-type="float" office:value="-5.3979400086716" calcext:value-type="float">
            <text:p>-5.3979400087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-0.00000873897" calcext:value-type="float">
            <text:p>-0.000008739</text:p>
          </table:table-cell>
          <table:table-cell office:value-type="float" office:value="0.00000236928" calcext:value-type="float">
            <text:p>2.37E-06</text:p>
          </table:table-cell>
          <table:table-cell/>
          <table:table-cell table:formula="of:=[.D46]-[.E46]" office:value-type="float" office:value="-0.00001110825" calcext:value-type="float">
            <text:p>-1.110825E-005</text:p>
          </table:table-cell>
          <table:table-cell table:formula="of:=LOG(ABS([.G46]);10)" office:value-type="float" office:value="-4.95435435466911" calcext:value-type="float">
            <text:p>-4.9543543547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-0.0000111932" calcext:value-type="float">
            <text:p>-1.11932E-005</text:p>
          </table:table-cell>
          <table:table-cell office:value-type="float" office:value="-0.0000013262" calcext:value-type="float">
            <text:p>-1.33E-06</text:p>
          </table:table-cell>
          <table:table-cell/>
          <table:table-cell table:formula="of:=[.D47]-[.E47]" office:value-type="float" office:value="-0.000009867" calcext:value-type="float">
            <text:p>-0.000009867</text:p>
          </table:table-cell>
          <table:table-cell table:formula="of:=LOG(ABS([.G47]);10)" office:value-type="float" office:value="-5.00581487179768" calcext:value-type="float">
            <text:p>-5.0058148718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-0.00000977484" calcext:value-type="float">
            <text:p>-9.77484E-006</text:p>
          </table:table-cell>
          <table:table-cell office:value-type="float" office:value="-0.00000454485" calcext:value-type="float">
            <text:p>-4.54E-06</text:p>
          </table:table-cell>
          <table:table-cell/>
          <table:table-cell table:formula="of:=[.D48]-[.E48]" office:value-type="float" office:value="-0.00000522999" calcext:value-type="float">
            <text:p>-0.00000523</text:p>
          </table:table-cell>
          <table:table-cell table:formula="of:=LOG(ABS([.G48]);10)" office:value-type="float" office:value="-5.2814991415245" calcext:value-type="float">
            <text:p>-5.2814991415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-0.00000825639" calcext:value-type="float">
            <text:p>-8.25639E-006</text:p>
          </table:table-cell>
          <table:table-cell office:value-type="float" office:value="-0.000000763685" calcext:value-type="float">
            <text:p>-7.64E-07</text:p>
          </table:table-cell>
          <table:table-cell/>
          <table:table-cell table:formula="of:=[.D49]-[.E49]" office:value-type="float" office:value="-0.000007492705" calcext:value-type="float">
            <text:p>-7.492705E-006</text:p>
          </table:table-cell>
          <table:table-cell table:formula="of:=LOG(ABS([.G49]);10)" office:value-type="float" office:value="-5.12536136594644" calcext:value-type="float">
            <text:p>-5.1253613659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-0.0000112892" calcext:value-type="float">
            <text:p>-1.12892E-005</text:p>
          </table:table-cell>
          <table:table-cell office:value-type="float" office:value="0.00000715256" calcext:value-type="float">
            <text:p>7.15E-06</text:p>
          </table:table-cell>
          <table:table-cell/>
          <table:table-cell table:formula="of:=[.D50]-[.E50]" office:value-type="float" office:value="-0.00001844176" calcext:value-type="float">
            <text:p>-1.844176E-005</text:p>
          </table:table-cell>
          <table:table-cell table:formula="of:=LOG(ABS([.G50]);10)" office:value-type="float" office:value="-4.73419763416018" calcext:value-type="float">
            <text:p>-4.7341976342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-0.0000110316" calcext:value-type="float">
            <text:p>-1.10316E-005</text:p>
          </table:table-cell>
          <table:table-cell office:value-type="float" office:value="-0.0000000521541" calcext:value-type="float">
            <text:p>-5.22E-08</text:p>
          </table:table-cell>
          <table:table-cell/>
          <table:table-cell table:formula="of:=[.D51]-[.E51]" office:value-type="float" office:value="-0.0000109794459" calcext:value-type="float">
            <text:p>-1.09794459E-005</text:p>
          </table:table-cell>
          <table:table-cell table:formula="of:=LOG(ABS([.G51]);10)" office:value-type="float" office:value="-4.95941957688452" calcext:value-type="float">
            <text:p>-4.9594195769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00000572059" calcext:value-type="float">
            <text:p>5.72059E-006</text:p>
          </table:table-cell>
          <table:table-cell office:value-type="float" office:value="-0.00000283122" calcext:value-type="float">
            <text:p>-2.83E-06</text:p>
          </table:table-cell>
          <table:table-cell/>
          <table:table-cell table:formula="of:=[.D52]-[.E52]" office:value-type="float" office:value="0.00000855181" calcext:value-type="float">
            <text:p>8.55181E-006</text:p>
          </table:table-cell>
          <table:table-cell table:formula="of:=LOG(ABS([.G52]);10)" office:value-type="float" office:value="-5.06794195663794" calcext:value-type="float">
            <text:p>-5.0679419566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-0.00000464922" calcext:value-type="float">
            <text:p>-4.64922E-006</text:p>
          </table:table-cell>
          <table:table-cell office:value-type="float" office:value="0.00000227988" calcext:value-type="float">
            <text:p>2.28E-06</text:p>
          </table:table-cell>
          <table:table-cell/>
          <table:table-cell table:formula="of:=[.D53]-[.E53]" office:value-type="float" office:value="-0.0000069291" calcext:value-type="float">
            <text:p>-6.9291E-006</text:p>
          </table:table-cell>
          <table:table-cell table:formula="of:=LOG(ABS([.G53]);10)" office:value-type="float" office:value="-5.15932317093174" calcext:value-type="float">
            <text:p>-5.1593231709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00000823523" calcext:value-type="float">
            <text:p>8.23523E-006</text:p>
          </table:table-cell>
          <table:table-cell office:value-type="float" office:value="-0.00000411272" calcext:value-type="float">
            <text:p>-4.11E-06</text:p>
          </table:table-cell>
          <table:table-cell/>
          <table:table-cell table:formula="of:=[.D54]-[.E54]" office:value-type="float" office:value="0.00001234795" calcext:value-type="float">
            <text:p>0.000012348</text:p>
          </table:table-cell>
          <table:table-cell table:formula="of:=LOG(ABS([.G54]);10)" office:value-type="float" office:value="-4.90840513775554" calcext:value-type="float">
            <text:p>-4.9084051378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-0.00000465241" calcext:value-type="float">
            <text:p>-4.65241E-006</text:p>
          </table:table-cell>
          <table:table-cell office:value-type="float" office:value="0.00000237674" calcext:value-type="float">
            <text:p>2.38E-06</text:p>
          </table:table-cell>
          <table:table-cell/>
          <table:table-cell table:formula="of:=[.D55]-[.E55]" office:value-type="float" office:value="-0.00000702915" calcext:value-type="float">
            <text:p>-7.02915E-006</text:p>
          </table:table-cell>
          <table:table-cell table:formula="of:=LOG(ABS([.G55]);10)" office:value-type="float" office:value="-5.15309718886758" calcext:value-type="float">
            <text:p>-5.1530971889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999999" calcext:value-type="float">
            <text:p>0.999999</text:p>
          </table:table-cell>
          <table:table-cell/>
          <table:table-cell table:formula="of:=[.D56]-[.E56]" office:value-type="float" office:value="0.00000100000000002876" calcext:value-type="float">
            <text:p>0.000001</text:p>
          </table:table-cell>
          <table:table-cell table:formula="of:=LOG(ABS([.G56]);10)" office:value-type="float" office:value="-5.99999999998751" calcext:value-type="float">
            <text:p>-6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-0.00000987867" calcext:value-type="float">
            <text:p>-9.87867E-006</text:p>
          </table:table-cell>
          <table:table-cell office:value-type="float" office:value="-0.000000789762" calcext:value-type="float">
            <text:p>-7.90E-07</text:p>
          </table:table-cell>
          <table:table-cell/>
          <table:table-cell table:formula="of:=[.D57]-[.E57]" office:value-type="float" office:value="-0.000009088908" calcext:value-type="float">
            <text:p>-9.088908E-006</text:p>
          </table:table-cell>
          <table:table-cell table:formula="of:=LOG(ABS([.G57]);10)" office:value-type="float" office:value="-5.04148829258252" calcext:value-type="float">
            <text:p>-5.0414882926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-0.0000121024" calcext:value-type="float">
            <text:p>-1.21024E-005</text:p>
          </table:table-cell>
          <table:table-cell office:value-type="float" office:value="-0.000000864267" calcext:value-type="float">
            <text:p>-8.64E-07</text:p>
          </table:table-cell>
          <table:table-cell/>
          <table:table-cell table:formula="of:=[.D58]-[.E58]" office:value-type="float" office:value="-0.000011238133" calcext:value-type="float">
            <text:p>-1.1238133E-005</text:p>
          </table:table-cell>
          <table:table-cell table:formula="of:=LOG(ABS([.G58]);10)" office:value-type="float" office:value="-4.9493058324632" calcext:value-type="float">
            <text:p>-4.9493058325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-0.00000879674" calcext:value-type="float">
            <text:p>-8.79674E-006</text:p>
          </table:table-cell>
          <table:table-cell office:value-type="float" office:value="0.00000348687" calcext:value-type="float">
            <text:p>3.49E-06</text:p>
          </table:table-cell>
          <table:table-cell/>
          <table:table-cell table:formula="of:=[.D59]-[.E59]" office:value-type="float" office:value="-0.00001228361" calcext:value-type="float">
            <text:p>-1.228361E-005</text:p>
          </table:table-cell>
          <table:table-cell table:formula="of:=LOG(ABS([.G59]);10)" office:value-type="float" office:value="-4.91067398069663" calcext:value-type="float">
            <text:p>-4.9106739807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-0.00000913097" calcext:value-type="float">
            <text:p>-0.000009131</text:p>
          </table:table-cell>
          <table:table-cell office:value-type="float" office:value="-0.000000827014" calcext:value-type="float">
            <text:p>-8.27E-07</text:p>
          </table:table-cell>
          <table:table-cell/>
          <table:table-cell table:formula="of:=[.D60]-[.E60]" office:value-type="float" office:value="-0.000008303956" calcext:value-type="float">
            <text:p>-0.000008304</text:p>
          </table:table-cell>
          <table:table-cell table:formula="of:=LOG(ABS([.G60]);10)" office:value-type="float" office:value="-5.08071496067671" calcext:value-type="float">
            <text:p>-5.0807149607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-0.0000105721" calcext:value-type="float">
            <text:p>-1.05721E-005</text:p>
          </table:table-cell>
          <table:table-cell office:value-type="float" office:value="-0.000000461936" calcext:value-type="float">
            <text:p>-4.62E-07</text:p>
          </table:table-cell>
          <table:table-cell/>
          <table:table-cell table:formula="of:=[.D61]-[.E61]" office:value-type="float" office:value="-0.000010110164" calcext:value-type="float">
            <text:p>-1.0110164E-005</text:p>
          </table:table-cell>
          <table:table-cell table:formula="of:=LOG(ABS([.G61]);10)" office:value-type="float" office:value="-4.99524179953092" calcext:value-type="float">
            <text:p>-4.9952417995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-0.000000523743" calcext:value-type="float">
            <text:p>-5.23743E-007</text:p>
          </table:table-cell>
          <table:table-cell office:value-type="float" office:value="0.000000447035" calcext:value-type="float">
            <text:p>4.47E-07</text:p>
          </table:table-cell>
          <table:table-cell/>
          <table:table-cell table:formula="of:=[.D62]-[.E62]" office:value-type="float" office:value="-0.000000970778" calcext:value-type="float">
            <text:p>-9.70778E-007</text:p>
          </table:table-cell>
          <table:table-cell table:formula="of:=LOG(ABS([.G62]);10)" office:value-type="float" office:value="-6.01288007431256" calcext:value-type="float">
            <text:p>-6.0128800743</text:p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-0.0000035657" calcext:value-type="float">
            <text:p>-3.5657E-006</text:p>
          </table:table-cell>
          <table:table-cell office:value-type="float" office:value="0.00000208616" calcext:value-type="float">
            <text:p>2.09E-06</text:p>
          </table:table-cell>
          <table:table-cell/>
          <table:table-cell table:formula="of:=[.D63]-[.E63]" office:value-type="float" office:value="-0.00000565186" calcext:value-type="float">
            <text:p>-5.65186E-006</text:p>
          </table:table-cell>
          <table:table-cell table:formula="of:=LOG(ABS([.G63]);10)" office:value-type="float" office:value="-5.24780860442796" calcext:value-type="float">
            <text:p>-5.2478086044</text:p>
          </table:table-cell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-0.00000107706" calcext:value-type="float">
            <text:p>-1.07706E-006</text:p>
          </table:table-cell>
          <table:table-cell office:value-type="float" office:value="0.000000633299" calcext:value-type="float">
            <text:p>6.33E-07</text:p>
          </table:table-cell>
          <table:table-cell/>
          <table:table-cell table:formula="of:=[.D64]-[.E64]" office:value-type="float" office:value="-0.000001710359" calcext:value-type="float">
            <text:p>-1.710359E-006</text:p>
          </table:table-cell>
          <table:table-cell table:formula="of:=LOG(ABS([.G64]);10)" office:value-type="float" office:value="-5.76691272273351" calcext:value-type="float">
            <text:p>-5.7669127227</text:p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00000223043" calcext:value-type="float">
            <text:p>2.23043E-006</text:p>
          </table:table-cell>
          <table:table-cell office:value-type="float" office:value="-0.0000013262" calcext:value-type="float">
            <text:p>-1.33E-06</text:p>
          </table:table-cell>
          <table:table-cell/>
          <table:table-cell table:formula="of:=[.D65]-[.E65]" office:value-type="float" office:value="0.00000355663" calcext:value-type="float">
            <text:p>3.55663E-006</text:p>
          </table:table-cell>
          <table:table-cell table:formula="of:=LOG(ABS([.G65]);10)" office:value-type="float" office:value="-5.44896131258097" calcext:value-type="float">
            <text:p>-5.4489613126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0.00000150321" calcext:value-type="float">
            <text:p>1.50321E-006</text:p>
          </table:table-cell>
          <table:table-cell office:value-type="float" office:value="-0.00000076741" calcext:value-type="float">
            <text:p>-7.67E-07</text:p>
          </table:table-cell>
          <table:table-cell/>
          <table:table-cell table:formula="of:=[.D66]-[.E66]" office:value-type="float" office:value="0.00000227062" calcext:value-type="float">
            <text:p>2.27062E-006</text:p>
          </table:table-cell>
          <table:table-cell table:formula="of:=LOG(ABS([.G66]);10)" office:value-type="float" office:value="-5.64385554112673" calcext:value-type="float">
            <text:p>-5.6438555411</text:p>
          </table:table-cell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0.999997" calcext:value-type="float">
            <text:p>0.999997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formula="of:=[.D67]-[.E67]" office:value-type="float" office:value="-0.00000300000000008627" calcext:value-type="float">
            <text:p>-0.000003</text:p>
          </table:table-cell>
          <table:table-cell table:formula="of:=LOG(ABS([.G67]);10)" office:value-type="float" office:value="-5.52287874526785" calcext:value-type="float">
            <text:p>-5.5228787453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-0.0000107138" calcext:value-type="float">
            <text:p>-1.07138E-005</text:p>
          </table:table-cell>
          <table:table-cell office:value-type="float" office:value="-0.00000104308" calcext:value-type="float">
            <text:p>-1.04E-06</text:p>
          </table:table-cell>
          <table:table-cell/>
          <table:table-cell table:formula="of:=[.D68]-[.E68]" office:value-type="float" office:value="-0.00000967072" calcext:value-type="float">
            <text:p>-9.67072E-006</text:p>
          </table:table-cell>
          <table:table-cell table:formula="of:=LOG(ABS([.G68]);10)" office:value-type="float" office:value="-5.01454119082016" calcext:value-type="float">
            <text:p>-5.0145411908</text:p>
          </table:table-cell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-0.00000710116" calcext:value-type="float">
            <text:p>-7.10116E-006</text:p>
          </table:table-cell>
          <table:table-cell office:value-type="float" office:value="0.00000545382" calcext:value-type="float">
            <text:p>5.45E-06</text:p>
          </table:table-cell>
          <table:table-cell/>
          <table:table-cell table:formula="of:=[.D69]-[.E69]" office:value-type="float" office:value="-0.00001255498" calcext:value-type="float">
            <text:p>-0.000012555</text:p>
          </table:table-cell>
          <table:table-cell table:formula="of:=LOG(ABS([.G69]);10)" office:value-type="float" office:value="-4.90118397477874" calcext:value-type="float">
            <text:p>-4.9011839748</text:p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-0.00000999831" calcext:value-type="float">
            <text:p>-9.99831E-006</text:p>
          </table:table-cell>
          <table:table-cell office:value-type="float" office:value="0.000000186265" calcext:value-type="float">
            <text:p>1.86E-07</text:p>
          </table:table-cell>
          <table:table-cell/>
          <table:table-cell table:formula="of:=[.D70]-[.E70]" office:value-type="float" office:value="-0.000010184575" calcext:value-type="float">
            <text:p>-1.0184575E-005</text:p>
          </table:table-cell>
          <table:table-cell table:formula="of:=LOG(ABS([.G70]);10)" office:value-type="float" office:value="-4.99205708929572" calcext:value-type="float">
            <text:p>-4.9920570893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-0.00000820432" calcext:value-type="float">
            <text:p>-8.20432E-006</text:p>
          </table:table-cell>
          <table:table-cell office:value-type="float" office:value="-0.00000336766" calcext:value-type="float">
            <text:p>-3.37E-06</text:p>
          </table:table-cell>
          <table:table-cell/>
          <table:table-cell table:formula="of:=[.D71]-[.E71]" office:value-type="float" office:value="-0.00000483666" calcext:value-type="float">
            <text:p>-4.83666E-006</text:p>
          </table:table-cell>
          <table:table-cell table:formula="of:=LOG(ABS([.G71]);10)" office:value-type="float" office:value="-5.31545444089637" calcext:value-type="float">
            <text:p>-5.3154544409</text:p>
          </table:table-cell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0.0000037394" calcext:value-type="float">
            <text:p>3.7394E-006</text:p>
          </table:table-cell>
          <table:table-cell office:value-type="float" office:value="-0.00000177883" calcext:value-type="float">
            <text:p>-1.78E-06</text:p>
          </table:table-cell>
          <table:table-cell/>
          <table:table-cell table:formula="of:=[.D72]-[.E72]" office:value-type="float" office:value="0.00000551823" calcext:value-type="float">
            <text:p>5.51823E-006</text:p>
          </table:table-cell>
          <table:table-cell table:formula="of:=LOG(ABS([.G72]);10)" office:value-type="float" office:value="-5.25820020207192" calcext:value-type="float">
            <text:p>-5.2582002021</text:p>
          </table:table-cell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0.00000434343" calcext:value-type="float">
            <text:p>4.34343E-006</text:p>
          </table:table-cell>
          <table:table-cell office:value-type="float" office:value="-0.00000232458" calcext:value-type="float">
            <text:p>-2.32E-06</text:p>
          </table:table-cell>
          <table:table-cell/>
          <table:table-cell table:formula="of:=[.D73]-[.E73]" office:value-type="float" office:value="0.00000666801" calcext:value-type="float">
            <text:p>0.000006668</text:p>
          </table:table-cell>
          <table:table-cell table:formula="of:=LOG(ABS([.G73]);10)" office:value-type="float" office:value="-5.17600375753306" calcext:value-type="float">
            <text:p>-5.1760037575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0.00000358624" calcext:value-type="float">
            <text:p>3.58624E-006</text:p>
          </table:table-cell>
          <table:table-cell office:value-type="float" office:value="-0.00000182539" calcext:value-type="float">
            <text:p>-1.83E-06</text:p>
          </table:table-cell>
          <table:table-cell/>
          <table:table-cell table:formula="of:=[.D74]-[.E74]" office:value-type="float" office:value="0.00000541163" calcext:value-type="float">
            <text:p>5.41163E-006</text:p>
          </table:table-cell>
          <table:table-cell table:formula="of:=LOG(ABS([.G74]);10)" office:value-type="float" office:value="-5.26667190432339" calcext:value-type="float">
            <text:p>-5.2666719043</text:p>
          </table:table-cell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000088142" calcext:value-type="float">
            <text:p>8.8142E-006</text:p>
          </table:table-cell>
          <table:table-cell office:value-type="float" office:value="-0.0000044927" calcext:value-type="float">
            <text:p>-4.49E-06</text:p>
          </table:table-cell>
          <table:table-cell/>
          <table:table-cell table:formula="of:=[.D75]-[.E75]" office:value-type="float" office:value="0.0000133069" calcext:value-type="float">
            <text:p>1.33069E-005</text:p>
          </table:table-cell>
          <table:table-cell table:formula="of:=LOG(ABS([.G75]);10)" office:value-type="float" office:value="-4.87592310678689" calcext:value-type="float">
            <text:p>-4.8759231068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0.00000188475" calcext:value-type="float">
            <text:p>1.88475E-006</text:p>
          </table:table-cell>
          <table:table-cell office:value-type="float" office:value="-0.000000864267" calcext:value-type="float">
            <text:p>-8.64E-07</text:p>
          </table:table-cell>
          <table:table-cell/>
          <table:table-cell table:formula="of:=[.D76]-[.E76]" office:value-type="float" office:value="0.000002749017" calcext:value-type="float">
            <text:p>0.000002749</text:p>
          </table:table-cell>
          <table:table-cell table:formula="of:=LOG(ABS([.G76]);10)" office:value-type="float" office:value="-5.56082257445869" calcext:value-type="float">
            <text:p>-5.5608225745</text:p>
          </table:table-cell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0.00000254056" calcext:value-type="float">
            <text:p>2.54056E-006</text:p>
          </table:table-cell>
          <table:table-cell office:value-type="float" office:value="-0.00000107288" calcext:value-type="float">
            <text:p>-1.07E-06</text:p>
          </table:table-cell>
          <table:table-cell/>
          <table:table-cell table:formula="of:=[.D77]-[.E77]" office:value-type="float" office:value="0.00000361344" calcext:value-type="float">
            <text:p>3.61344E-006</text:p>
          </table:table-cell>
          <table:table-cell table:formula="of:=LOG(ABS([.G77]);10)" office:value-type="float" office:value="-5.44207915220521" calcext:value-type="float">
            <text:p>-5.4420791522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1.00001" calcext:value-type="float">
            <text:p>1.00001</text:p>
          </table:table-cell>
          <table:table-cell table:style-name="Default" office:value-type="float" office:value="0.999996" calcext:value-type="float">
            <text:p>0.999996</text:p>
          </table:table-cell>
          <table:table-cell/>
          <table:table-cell table:formula="of:=[.D78]-[.E78]" office:value-type="float" office:value="0.0000140000000000695" calcext:value-type="float">
            <text:p>0.000014</text:p>
          </table:table-cell>
          <table:table-cell table:formula="of:=LOG(ABS([.G78]);10)" office:value-type="float" office:value="-4.85387196431961" calcext:value-type="float">
            <text:p>-4.8538719643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-0.00000952143" calcext:value-type="float">
            <text:p>-9.52143E-006</text:p>
          </table:table-cell>
          <table:table-cell office:value-type="float" office:value="0.00000366569" calcext:value-type="float">
            <text:p>3.67E-06</text:p>
          </table:table-cell>
          <table:table-cell/>
          <table:table-cell table:formula="of:=[.D79]-[.E79]" office:value-type="float" office:value="-0.00001318712" calcext:value-type="float">
            <text:p>-1.318712E-005</text:p>
          </table:table-cell>
          <table:table-cell table:formula="of:=LOG(ABS([.G79]);10)" office:value-type="float" office:value="-4.87985004180607" calcext:value-type="float">
            <text:p>-4.8798500418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-0.00000933921" calcext:value-type="float">
            <text:p>-9.33921E-006</text:p>
          </table:table-cell>
          <table:table-cell office:value-type="float" office:value="-0.000000320375" calcext:value-type="float">
            <text:p>-3.20E-07</text:p>
          </table:table-cell>
          <table:table-cell/>
          <table:table-cell table:formula="of:=[.D80]-[.E80]" office:value-type="float" office:value="-0.000009018835" calcext:value-type="float">
            <text:p>-9.018835E-006</text:p>
          </table:table-cell>
          <table:table-cell table:formula="of:=LOG(ABS([.G80]);10)" office:value-type="float" office:value="-5.04484955843899" calcext:value-type="float">
            <text:p>-5.0448495584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-0.00000806524" calcext:value-type="float">
            <text:p>-8.06524E-006</text:p>
          </table:table-cell>
          <table:table-cell office:value-type="float" office:value="-0.00000587106" calcext:value-type="float">
            <text:p>-5.87E-06</text:p>
          </table:table-cell>
          <table:table-cell/>
          <table:table-cell table:formula="of:=[.D81]-[.E81]" office:value-type="float" office:value="-0.00000219418" calcext:value-type="float">
            <text:p>-2.19418E-006</text:p>
          </table:table-cell>
          <table:table-cell table:formula="of:=LOG(ABS([.G81]);10)" office:value-type="float" office:value="-5.65872774786423" calcext:value-type="float">
            <text:p>-5.6587277479</text:p>
          </table:table-cell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0.00000875221" calcext:value-type="float">
            <text:p>8.75221E-006</text:p>
          </table:table-cell>
          <table:table-cell office:value-type="float" office:value="-0.00000448525" calcext:value-type="float">
            <text:p>-4.49E-06</text:p>
          </table:table-cell>
          <table:table-cell/>
          <table:table-cell table:formula="of:=[.D82]-[.E82]" office:value-type="float" office:value="0.00001323746" calcext:value-type="float">
            <text:p>1.323746E-005</text:p>
          </table:table-cell>
          <table:table-cell table:formula="of:=LOG(ABS([.G82]);10)" office:value-type="float" office:value="-4.87819533920216" calcext:value-type="float">
            <text:p>-4.8781953392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0.0000078876" calcext:value-type="float">
            <text:p>7.8876E-006</text:p>
          </table:table-cell>
          <table:table-cell office:value-type="float" office:value="-0.00000406802" calcext:value-type="float">
            <text:p>-4.07E-06</text:p>
          </table:table-cell>
          <table:table-cell/>
          <table:table-cell table:formula="of:=[.D83]-[.E83]" office:value-type="float" office:value="0.00001195562" calcext:value-type="float">
            <text:p>1.195562E-005</text:p>
          </table:table-cell>
          <table:table-cell table:formula="of:=LOG(ABS([.G83]);10)" office:value-type="float" office:value="-4.9224278971227" calcext:value-type="float">
            <text:p>-4.9224278971</text:p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0.0000011126" calcext:value-type="float">
            <text:p>1.1126E-006</text:p>
          </table:table-cell>
          <table:table-cell office:value-type="float" office:value="-0.00000059139" calcext:value-type="float">
            <text:p>-5.91E-07</text:p>
          </table:table-cell>
          <table:table-cell/>
          <table:table-cell table:formula="of:=[.D84]-[.E84]" office:value-type="float" office:value="0.00000170399" calcext:value-type="float">
            <text:p>0.000001704</text:p>
          </table:table-cell>
          <table:table-cell table:formula="of:=LOG(ABS([.G84]);10)" office:value-type="float" office:value="-5.76853295825333" calcext:value-type="float">
            <text:p>-5.7685329583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0.00000121262" calcext:value-type="float">
            <text:p>1.21262E-006</text:p>
          </table:table-cell>
          <table:table-cell office:value-type="float" office:value="-0.000000791624" calcext:value-type="float">
            <text:p>-7.92E-07</text:p>
          </table:table-cell>
          <table:table-cell/>
          <table:table-cell table:formula="of:=[.D85]-[.E85]" office:value-type="float" office:value="0.000002004244" calcext:value-type="float">
            <text:p>2.004244E-006</text:p>
          </table:table-cell>
          <table:table-cell table:formula="of:=LOG(ABS([.G85]);10)" office:value-type="float" office:value="-5.69804940785321" calcext:value-type="float">
            <text:p>-5.6980494079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-0.0000070703" calcext:value-type="float">
            <text:p>-7.0703E-006</text:p>
          </table:table-cell>
          <table:table-cell office:value-type="float" office:value="0.00000347197" calcext:value-type="float">
            <text:p>3.47E-06</text:p>
          </table:table-cell>
          <table:table-cell/>
          <table:table-cell table:formula="of:=[.D86]-[.E86]" office:value-type="float" office:value="-0.00001054227" calcext:value-type="float">
            <text:p>-1.054227E-005</text:p>
          </table:table-cell>
          <table:table-cell table:formula="of:=LOG(ABS([.G86]);10)" office:value-type="float" office:value="-4.97706586518343" calcext:value-type="float">
            <text:p>-4.9770658652</text:p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-0.000010579" calcext:value-type="float">
            <text:p>-0.000010579</text:p>
          </table:table-cell>
          <table:table-cell office:value-type="float" office:value="0.00000545382" calcext:value-type="float">
            <text:p>5.45E-06</text:p>
          </table:table-cell>
          <table:table-cell/>
          <table:table-cell table:formula="of:=[.D87]-[.E87]" office:value-type="float" office:value="-0.00001603282" calcext:value-type="float">
            <text:p>-1.603282E-005</text:p>
          </table:table-cell>
          <table:table-cell table:formula="of:=LOG(ABS([.G87]);10)" office:value-type="float" office:value="-4.79499008321504" calcext:value-type="float">
            <text:p>-4.7949900832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-0.00000692581" calcext:value-type="float">
            <text:p>-6.92581E-006</text:p>
          </table:table-cell>
          <table:table-cell office:value-type="float" office:value="0.00000369549" calcext:value-type="float">
            <text:p>3.70E-06</text:p>
          </table:table-cell>
          <table:table-cell/>
          <table:table-cell table:formula="of:=[.D88]-[.E88]" office:value-type="float" office:value="-0.0000106213" calcext:value-type="float">
            <text:p>-1.06213E-005</text:p>
          </table:table-cell>
          <table:table-cell table:formula="of:=LOG(ABS([.G88]);10)" office:value-type="float" office:value="-4.97382232428338" calcext:value-type="float">
            <text:p>-4.9738223243</text:p>
          </table:table-cell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1.00001" calcext:value-type="float">
            <text:p>1.00001</text:p>
          </table:table-cell>
          <table:table-cell table:style-name="Default" office:value-type="float" office:value="0.999997" calcext:value-type="float">
            <text:p>0.999997</text:p>
          </table:table-cell>
          <table:table-cell/>
          <table:table-cell table:formula="of:=[.D89]-[.E89]" office:value-type="float" office:value="0.0000130000000001518" calcext:value-type="float">
            <text:p>0.000013</text:p>
          </table:table-cell>
          <table:table-cell table:formula="of:=LOG(ABS([.G89]);10)" office:value-type="float" office:value="-4.88605664768809" calcext:value-type="float">
            <text:p>-4.8860566477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2.43561E-033" calcext:value-type="float">
            <text:p>2.43561E-033</text:p>
          </table:table-cell>
          <table:table-cell office:value-type="float" office:value="-0.00000353158" calcext:value-type="float">
            <text:p>-3.53E-06</text:p>
          </table:table-cell>
          <table:table-cell/>
          <table:table-cell table:formula="of:=[.D90]-[.E90]" office:value-type="float" office:value="0.00000353158" calcext:value-type="float">
            <text:p>3.53158E-006</text:p>
          </table:table-cell>
          <table:table-cell table:formula="of:=LOG(ABS([.G90]);10)" office:value-type="float" office:value="-5.45203095133692" calcext:value-type="float">
            <text:p>-5.4520309513</text:p>
          </table:table-cell>
        </table:table-row>
        <table:table-row table:style-name="ro1">
          <table:table-cell/>
          <table:table-cell office:value-type="float" office:value="34234000000000" calcext:value-type="float">
            <text:p>34234000000000</text:p>
          </table:table-cell>
          <table:table-cell office:value-type="float" office:value="80" calcext:value-type="float">
            <text:p>80</text:p>
          </table:table-cell>
          <table:table-cell office:value-type="float" office:value="34234000000000" calcext:value-type="float">
            <text:p>34234000000000</text:p>
          </table:table-cell>
          <table:table-cell office:value-type="float" office:value="-0.00000263751" calcext:value-type="float">
            <text:p>-2.64E-06</text:p>
          </table:table-cell>
          <table:table-cell/>
          <table:table-cell table:formula="of:=[.D91]-[.E91]" office:value-type="float" office:value="34234000000000" calcext:value-type="float">
            <text:p>34234000000000</text:p>
          </table:table-cell>
          <table:table-cell table:formula="of:=LOG(ABS([.G91]);10)" office:value-type="float" office:value="13.5344576463314" calcext:value-type="float">
            <text:p>13.5344576463</text:p>
          </table:table-cell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0.0000040907" calcext:value-type="float">
            <text:p>4.0907E-006</text:p>
          </table:table-cell>
          <table:table-cell office:value-type="float" office:value="-0.00000198558" calcext:value-type="float">
            <text:p>-1.99E-06</text:p>
          </table:table-cell>
          <table:table-cell/>
          <table:table-cell table:formula="of:=[.D92]-[.E92]" office:value-type="float" office:value="0.00000607628" calcext:value-type="float">
            <text:p>6.07628E-006</text:p>
          </table:table-cell>
          <table:table-cell table:formula="of:=LOG(ABS([.G92]);10)" office:value-type="float" office:value="-5.21636222169978" calcext:value-type="float">
            <text:p>-5.2163622217</text:p>
          </table:table-cell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-0.00000689939" calcext:value-type="float">
            <text:p>-6.89939E-006</text:p>
          </table:table-cell>
          <table:table-cell office:value-type="float" office:value="0.00000349432" calcext:value-type="float">
            <text:p>3.49E-06</text:p>
          </table:table-cell>
          <table:table-cell/>
          <table:table-cell table:formula="of:=[.D93]-[.E93]" office:value-type="float" office:value="-0.00001039371" calcext:value-type="float">
            <text:p>-1.039371E-005</text:p>
          </table:table-cell>
          <table:table-cell table:formula="of:=LOG(ABS([.G93]);10)" office:value-type="float" office:value="-4.98322940480744" calcext:value-type="float">
            <text:p>-4.9832294048</text:p>
          </table:table-cell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0.00000388392" calcext:value-type="float">
            <text:p>3.88392E-006</text:p>
          </table:table-cell>
          <table:table-cell office:value-type="float" office:value="-0.00000179186" calcext:value-type="float">
            <text:p>-1.79E-06</text:p>
          </table:table-cell>
          <table:table-cell/>
          <table:table-cell table:formula="of:=[.D94]-[.E94]" office:value-type="float" office:value="0.00000567578" calcext:value-type="float">
            <text:p>5.67578E-006</text:p>
          </table:table-cell>
          <table:table-cell table:formula="of:=LOG(ABS([.G94]);10)" office:value-type="float" office:value="-5.24597444666025" calcext:value-type="float">
            <text:p>-5.2459744467</text:p>
          </table:table-cell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-0.0000137902" calcext:value-type="float">
            <text:p>-1.37902E-005</text:p>
          </table:table-cell>
          <table:table-cell office:value-type="float" office:value="0.00000715256" calcext:value-type="float">
            <text:p>7.15E-06</text:p>
          </table:table-cell>
          <table:table-cell/>
          <table:table-cell table:formula="of:=[.D95]-[.E95]" office:value-type="float" office:value="-0.00002094276" calcext:value-type="float">
            <text:p>-2.094276E-005</text:p>
          </table:table-cell>
          <table:table-cell table:formula="of:=LOG(ABS([.G95]);10)" office:value-type="float" office:value="-4.67896608417663" calcext:value-type="float">
            <text:p>-4.6789660842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0.00000174043" calcext:value-type="float">
            <text:p>1.74043E-006</text:p>
          </table:table-cell>
          <table:table-cell office:value-type="float" office:value="-0.000000827014" calcext:value-type="float">
            <text:p>-8.27E-07</text:p>
          </table:table-cell>
          <table:table-cell/>
          <table:table-cell table:formula="of:=[.D96]-[.E96]" office:value-type="float" office:value="0.000002567444" calcext:value-type="float">
            <text:p>2.567444E-006</text:p>
          </table:table-cell>
          <table:table-cell table:formula="of:=LOG(ABS([.G96]);10)" office:value-type="float" office:value="-5.59049902027449" calcext:value-type="float">
            <text:p>-5.5904990203</text:p>
          </table:table-cell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-0.000000485909" calcext:value-type="float">
            <text:p>-4.85909E-007</text:p>
          </table:table-cell>
          <table:table-cell office:value-type="float" office:value="0.000000186265" calcext:value-type="float">
            <text:p>1.86E-07</text:p>
          </table:table-cell>
          <table:table-cell/>
          <table:table-cell table:formula="of:=[.D97]-[.E97]" office:value-type="float" office:value="-0.000000672174" calcext:value-type="float">
            <text:p>-6.72174E-007</text:p>
          </table:table-cell>
          <table:table-cell table:formula="of:=LOG(ABS([.G97]);10)" office:value-type="float" office:value="-6.1725182902523" calcext:value-type="float">
            <text:p>-6.1725182903</text:p>
          </table:table-cell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0.000000765978" calcext:value-type="float">
            <text:p>0.000000766</text:p>
          </table:table-cell>
          <table:table-cell office:value-type="float" office:value="-0.000000320375" calcext:value-type="float">
            <text:p>-3.20E-07</text:p>
          </table:table-cell>
          <table:table-cell/>
          <table:table-cell table:formula="of:=[.D98]-[.E98]" office:value-type="float" office:value="0.000001086353" calcext:value-type="float">
            <text:p>1.086353E-006</text:p>
          </table:table-cell>
          <table:table-cell table:formula="of:=LOG(ABS([.G98]);10)" office:value-type="float" office:value="-5.96402903198312" calcext:value-type="float">
            <text:p>-5.964029032</text:p>
          </table:table-cell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0.00000658616" calcext:value-type="float">
            <text:p>6.58616E-006</text:p>
          </table:table-cell>
          <table:table-cell office:value-type="float" office:value="-0.00000350177" calcext:value-type="float">
            <text:p>-3.50E-06</text:p>
          </table:table-cell>
          <table:table-cell/>
          <table:table-cell table:formula="of:=[.D99]-[.E99]" office:value-type="float" office:value="0.00001008793" calcext:value-type="float">
            <text:p>1.008793E-005</text:p>
          </table:table-cell>
          <table:table-cell table:formula="of:=LOG(ABS([.G99]);10)" office:value-type="float" office:value="-4.99619793998763" calcext:value-type="float">
            <text:p>-4.99619794</text:p>
          </table:table-cell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999999" calcext:value-type="float">
            <text:p>0.999999</text:p>
          </table:table-cell>
          <table:table-cell/>
          <table:table-cell table:formula="of:=[.D100]-[.E100]" office:value-type="float" office:value="0.00000100000000002876" calcext:value-type="float">
            <text:p>0.000001</text:p>
          </table:table-cell>
          <table:table-cell table:formula="of:=LOG(ABS([.G100]);10)" office:value-type="float" office:value="-5.99999999998751" calcext:value-type="float">
            <text:p>-6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0.0000177412" calcext:value-type="float">
            <text:p>1.77412E-005</text:p>
          </table:table-cell>
          <table:table-cell office:value-type="float" office:value="-0.0000012368" calcext:value-type="float">
            <text:p>-1.24E-06</text:p>
          </table:table-cell>
          <table:table-cell/>
          <table:table-cell table:formula="of:=[.D101]-[.E101]" office:value-type="float" office:value="0.000018978" calcext:value-type="float">
            <text:p>0.000018978</text:p>
          </table:table-cell>
          <table:table-cell table:formula="of:=LOG(ABS([.G101]);10)" office:value-type="float" office:value="-4.72174955770063" calcext:value-type="float">
            <text:p>-4.7217495577</text:p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0.00000595289" calcext:value-type="float">
            <text:p>5.95289E-006</text:p>
          </table:table-cell>
          <table:table-cell office:value-type="float" office:value="-0.00000288337" calcext:value-type="float">
            <text:p>-2.88E-06</text:p>
          </table:table-cell>
          <table:table-cell/>
          <table:table-cell table:formula="of:=[.D102]-[.E102]" office:value-type="float" office:value="0.00000883626" calcext:value-type="float">
            <text:p>8.83626E-006</text:p>
          </table:table-cell>
          <table:table-cell table:formula="of:=LOG(ABS([.G102]);10)" office:value-type="float" office:value="-5.05373151383908" calcext:value-type="float">
            <text:p>-5.0537315138</text:p>
          </table:table-cell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-0.00000204183" calcext:value-type="float">
            <text:p>-2.04183E-006</text:p>
          </table:table-cell>
          <table:table-cell office:value-type="float" office:value="0.00000116229" calcext:value-type="float">
            <text:p>1.16E-06</text:p>
          </table:table-cell>
          <table:table-cell/>
          <table:table-cell table:formula="of:=[.D103]-[.E103]" office:value-type="float" office:value="-0.00000320412" calcext:value-type="float">
            <text:p>-3.20412E-006</text:p>
          </table:table-cell>
          <table:table-cell table:formula="of:=LOG(ABS([.G103]);10)" office:value-type="float" office:value="-5.49429122718146" calcext:value-type="float">
            <text:p>-5.4942912272</text:p>
          </table:table-cell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0.00000313486" calcext:value-type="float">
            <text:p>3.13486E-006</text:p>
          </table:table-cell>
          <table:table-cell office:value-type="float" office:value="-0.00000158325" calcext:value-type="float">
            <text:p>-1.58E-06</text:p>
          </table:table-cell>
          <table:table-cell/>
          <table:table-cell table:formula="of:=[.D104]-[.E104]" office:value-type="float" office:value="0.00000471811" calcext:value-type="float">
            <text:p>4.71811E-006</text:p>
          </table:table-cell>
          <table:table-cell table:formula="of:=LOG(ABS([.G104]);10)" office:value-type="float" office:value="-5.32623193800826" calcext:value-type="float">
            <text:p>-5.326231938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0.0000000640741" calcext:value-type="float">
            <text:p>6.40741E-008</text:p>
          </table:table-cell>
          <table:table-cell office:value-type="float" office:value="-0.0000000596046" calcext:value-type="float">
            <text:p>-5.96E-08</text:p>
          </table:table-cell>
          <table:table-cell/>
          <table:table-cell table:formula="of:=[.D105]-[.E105]" office:value-type="float" office:value="0.0000001236787" calcext:value-type="float">
            <text:p>1.236787E-007</text:p>
          </table:table-cell>
          <table:table-cell table:formula="of:=LOG(ABS([.G105]);10)" office:value-type="float" office:value="-6.90770508831735" calcext:value-type="float">
            <text:p>-6.9077050883</text:p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0.00000115267" calcext:value-type="float">
            <text:p>1.15267E-006</text:p>
          </table:table-cell>
          <table:table-cell office:value-type="float" office:value="-0.000000461936" calcext:value-type="float">
            <text:p>-4.62E-07</text:p>
          </table:table-cell>
          <table:table-cell/>
          <table:table-cell table:formula="of:=[.D106]-[.E106]" office:value-type="float" office:value="0.000001614606" calcext:value-type="float">
            <text:p>1.614606E-006</text:p>
          </table:table-cell>
          <table:table-cell table:formula="of:=LOG(ABS([.G106]);10)" office:value-type="float" office:value="-5.79193343797793" calcext:value-type="float">
            <text:p>-5.791933438</text:p>
          </table:table-cell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0.00000672865" calcext:value-type="float">
            <text:p>6.72865E-006</text:p>
          </table:table-cell>
          <table:table-cell office:value-type="float" office:value="-0.00000339746" calcext:value-type="float">
            <text:p>-3.40E-06</text:p>
          </table:table-cell>
          <table:table-cell/>
          <table:table-cell table:formula="of:=[.D107]-[.E107]" office:value-type="float" office:value="0.00001012611" calcext:value-type="float">
            <text:p>1.012611E-005</text:p>
          </table:table-cell>
          <table:table-cell table:formula="of:=LOG(ABS([.G107]);10)" office:value-type="float" office:value="-4.99455735917972" calcext:value-type="float">
            <text:p>-4.9945573592</text:p>
          </table:table-cell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0.000011831" calcext:value-type="float">
            <text:p>0.000011831</text:p>
          </table:table-cell>
          <table:table-cell office:value-type="float" office:value="-0.00000587106" calcext:value-type="float">
            <text:p>-5.87E-06</text:p>
          </table:table-cell>
          <table:table-cell/>
          <table:table-cell table:formula="of:=[.D108]-[.E108]" office:value-type="float" office:value="0.00001770206" calcext:value-type="float">
            <text:p>1.770206E-005</text:p>
          </table:table-cell>
          <table:table-cell table:formula="of:=LOG(ABS([.G108]);10)" office:value-type="float" office:value="-4.75197619157179" calcext:value-type="float">
            <text:p>-4.7519761916</text:p>
          </table:table-cell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0.00000558573" calcext:value-type="float">
            <text:p>5.58573E-006</text:p>
          </table:table-cell>
          <table:table-cell office:value-type="float" office:value="-0.00000263751" calcext:value-type="float">
            <text:p>-2.64E-06</text:p>
          </table:table-cell>
          <table:table-cell/>
          <table:table-cell table:formula="of:=[.D109]-[.E109]" office:value-type="float" office:value="0.00000822324" calcext:value-type="float">
            <text:p>8.22324E-006</text:p>
          </table:table-cell>
          <table:table-cell table:formula="of:=LOG(ABS([.G109]);10)" office:value-type="float" office:value="-5.08495703442105" calcext:value-type="float">
            <text:p>-5.0849570344</text:p>
          </table:table-cell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0.00000215578" calcext:value-type="float">
            <text:p>2.15578E-006</text:p>
          </table:table-cell>
          <table:table-cell office:value-type="float" office:value="-0.0000012368" calcext:value-type="float">
            <text:p>-1.24E-06</text:p>
          </table:table-cell>
          <table:table-cell/>
          <table:table-cell table:formula="of:=[.D110]-[.E110]" office:value-type="float" office:value="0.00000339258" calcext:value-type="float">
            <text:p>3.39258E-006</text:p>
          </table:table-cell>
          <table:table-cell table:formula="of:=LOG(ABS([.G110]);10)" office:value-type="float" office:value="-5.46946990250421" calcext:value-type="float">
            <text:p>-5.4694699025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.00001" calcext:value-type="float">
            <text:p>1.00001</text:p>
          </table:table-cell>
          <table:table-cell table:style-name="Default" office:value-type="float" office:value="0.999997" calcext:value-type="float">
            <text:p>0.999997</text:p>
          </table:table-cell>
          <table:table-cell/>
          <table:table-cell table:formula="of:=[.D111]-[.E111]" office:value-type="float" office:value="0.0000130000000001518" calcext:value-type="float">
            <text:p>0.000013</text:p>
          </table:table-cell>
          <table:table-cell table:formula="of:=LOG(ABS([.G111]);10)" office:value-type="float" office:value="-4.88605664768809" calcext:value-type="float">
            <text:p>-4.8860566477</text:p>
          </table:table-cell>
        </table:table-row>
        <calcext:conditional-formats>
          <calcext:conditional-format calcext:target-range-address="Sheet1.H12:Sheet1.H111">
            <calcext:data-bar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D12:Sheet1.D111">
            <calcext:data-bar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Sheet2" table:style-name="ta1"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ce1"/>
        <table:table-column table:style-name="co3" table:default-cell-style-name="ce1"/>
        <table:table-column table:style-name="co4" table:number-columns-repeated="2" table:default-cell-style-name="Default"/>
        <table:table-column table:style-name="co9" table:default-cell-style-name="ce4"/>
        <table:table-row table:style-name="ro1" table:number-rows-repeated="5"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ean_zca</text:p>
          </table:table-cell>
          <table:table-cell table:number-columns-repeated="2"/>
          <table:table-cell table:style-name="Default" office:value-type="string" calcext:value-type="string">
            <text:p>VarCovMatrix_zca</text:p>
          </table:table-cell>
          <table:table-cell table:style-name="Default" office:value-type="string" calcext:value-type="string">
            <text:p>ZCAWhiteningMatrix_zca</text:p>
          </table:table-cell>
          <table:table-cell/>
          <table:table-cell office:value-type="string" calcext:value-type="string">
            <text:p>error</text:p>
          </table:table-cell>
          <table:table-cell table:style-name="Default"/>
        </table:table-row>
        <table:table-row table:style-name="ro1">
          <table:table-cell table:style-name="ce1" office:value-type="float" office:value="-0.000000157762" calcext:value-type="float">
            <text:p>-1.58E-07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  <table:table-cell table:formula="of:=[.D7]-[.E7]" office:value-type="float" office:value="0" calcext:value-type="float">
            <text:p>0</text:p>
          </table:table-cell>
          <table:table-cell table:formula="of:=LOG(ABS([.G7]);10)" office:value-type="string" office:string-value="" calcext:value-type="error">
            <text:p>エラー:502</text:p>
          </table:table-cell>
        </table:table-row>
        <table:table-row table:style-name="ro1">
          <table:table-cell table:style-name="ce1" office:value-type="float" office:value="-0.0000000778198" calcext:value-type="float">
            <text:p>-7.78E-08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0.0000999992" calcext:value-type="float">
            <text:p>1.00E-04</text:p>
          </table:table-cell>
          <table:table-cell office:value-type="float" office:value="0.000000167638" calcext:value-type="float">
            <text:p>1.68E-07</text:p>
          </table:table-cell>
          <table:table-cell/>
          <table:table-cell table:formula="of:=[.D8]-[.E8]" office:value-type="float" office:value="0.000099831562" calcext:value-type="float">
            <text:p>9.9831562E-005</text:p>
          </table:table-cell>
          <table:table-cell table:formula="of:=LOG(ABS([.G8]);10)" office:value-type="float" office:value="-4.00073213370836" calcext:value-type="float">
            <text:p>-4.0007321337</text:p>
          </table:table-cell>
        </table:table-row>
        <table:table-row table:style-name="ro1">
          <table:table-cell table:style-name="ce1" office:value-type="float" office:value="0.0000000251293" calcext:value-type="float">
            <text:p>2.51E-08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0.0000999995" calcext:value-type="float">
            <text:p>1.00E-04</text:p>
          </table:table-cell>
          <table:table-cell office:value-type="float" office:value="-0.000000819564" calcext:value-type="float">
            <text:p>-8.20E-07</text:p>
          </table:table-cell>
          <table:table-cell/>
          <table:table-cell table:formula="of:=[.D9]-[.E9]" office:value-type="float" office:value="0.000100819064" calcext:value-type="float">
            <text:p>0.0001008191</text:p>
          </table:table-cell>
          <table:table-cell table:formula="of:=LOG(ABS([.G9]);10)" office:value-type="float" office:value="-3.99645733885107" calcext:value-type="float">
            <text:p>-3.9964573389</text:p>
          </table:table-cell>
        </table:table-row>
        <table:table-row table:style-name="ro1">
          <table:table-cell table:style-name="ce1" office:value-type="float" office:value="-0.0000000508308" calcext:value-type="float">
            <text:p>-5.08E-08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0.0000999998" calcext:value-type="float">
            <text:p>1.00E-04</text:p>
          </table:table-cell>
          <table:table-cell office:value-type="float" office:value="-0.00000222027" calcext:value-type="float">
            <text:p>-2.22E-06</text:p>
          </table:table-cell>
          <table:table-cell/>
          <table:table-cell table:formula="of:=[.D10]-[.E10]" office:value-type="float" office:value="0.00010222007" calcext:value-type="float">
            <text:p>0.0001022201</text:p>
          </table:table-cell>
          <table:table-cell table:formula="of:=LOG(ABS([.G10]);10)" office:value-type="float" office:value="-3.99046382597711" calcext:value-type="float">
            <text:p>-3.990463826</text:p>
          </table:table-cell>
        </table:table-row>
        <table:table-row table:style-name="ro1">
          <table:table-cell table:style-name="ce1" office:value-type="float" office:value="-0.00000000267029" calcext:value-type="float">
            <text:p>-2.67E-09</text:p>
          </table:table-cell>
          <table:table-cell table:style-name="ce1"/>
          <table:table-cell office:value-type="float" office:value="5" calcext:value-type="float">
            <text:p>5</text:p>
          </table:table-cell>
          <table:table-cell table:style-name="Default" office:value-type="float" office:value="0.0001" calcext:value-type="float">
            <text:p>0.0001</text:p>
          </table:table-cell>
          <table:table-cell office:value-type="float" office:value="0.000000193715" calcext:value-type="float">
            <text:p>1.94E-07</text:p>
          </table:table-cell>
          <table:table-cell/>
          <table:table-cell table:formula="of:=[.D11]-[.E11]" office:value-type="float" office:value="0.000099806285" calcext:value-type="float">
            <text:p>9.9806285E-005</text:p>
          </table:table-cell>
          <table:table-cell table:formula="of:=LOG(ABS([.G11]);10)" office:value-type="float" office:value="-4.00084210946539" calcext:value-type="float">
            <text:p>-4.0008421095</text:p>
          </table:table-cell>
        </table:table-row>
        <table:table-row table:style-name="ro1">
          <table:table-cell table:style-name="ce1" office:value-type="float" office:value="0.000000026989" calcext:value-type="float">
            <text:p>2.70E-08</text:p>
          </table:table-cell>
          <table:table-cell table:style-name="ce1"/>
          <table:table-cell office:value-type="float" office:value="6" calcext:value-type="float">
            <text:p>6</text:p>
          </table:table-cell>
          <table:table-cell table:style-name="Default" office:value-type="float" office:value="0.0001" calcext:value-type="float">
            <text:p>0.0001</text:p>
          </table:table-cell>
          <table:table-cell office:value-type="float" office:value="0.00000102073" calcext:value-type="float">
            <text:p>1.02E-06</text:p>
          </table:table-cell>
          <table:table-cell/>
          <table:table-cell table:formula="of:=[.D12]-[.E12]" office:value-type="float" office:value="0.00009897927" calcext:value-type="float">
            <text:p>9.897927E-005</text:p>
          </table:table-cell>
          <table:table-cell table:formula="of:=LOG(ABS([.G12]);10)" office:value-type="float" office:value="-4.0044557535572" calcext:value-type="float">
            <text:p>-4.0044557536</text:p>
          </table:table-cell>
        </table:table-row>
        <table:table-row table:style-name="ro1">
          <table:table-cell table:style-name="ce1" office:value-type="float" office:value="-0.000000344086" calcext:value-type="float">
            <text:p>-3.44E-07</text:p>
          </table:table-cell>
          <table:table-cell table:style-name="ce1"/>
          <table:table-cell office:value-type="float" office:value="7" calcext:value-type="float">
            <text:p>7</text:p>
          </table:table-cell>
          <table:table-cell table:style-name="Default" office:value-type="float" office:value="0.000100001" calcext:value-type="float">
            <text:p>0.000100001</text:p>
          </table:table-cell>
          <table:table-cell office:value-type="float" office:value="-0.00000533462" calcext:value-type="float">
            <text:p>-5.33E-06</text:p>
          </table:table-cell>
          <table:table-cell/>
          <table:table-cell table:formula="of:=[.D13]-[.E13]" office:value-type="float" office:value="0.00010533562" calcext:value-type="float">
            <text:p>0.0001053356</text:p>
          </table:table-cell>
          <table:table-cell table:formula="of:=LOG(ABS([.G13]);10)" office:value-type="float" office:value="-3.97742474416516" calcext:value-type="float">
            <text:p>-3.9774247442</text:p>
          </table:table-cell>
        </table:table-row>
        <table:table-row table:style-name="ro1">
          <table:table-cell table:style-name="ce1" office:value-type="float" office:value="-0.000000218201" calcext:value-type="float">
            <text:p>-2.18E-07</text:p>
          </table:table-cell>
          <table:table-cell table:style-name="ce1"/>
          <table:table-cell office:value-type="float" office:value="8" calcext:value-type="float">
            <text:p>8</text:p>
          </table:table-cell>
          <table:table-cell table:style-name="Default" office:value-type="float" office:value="0.000100001" calcext:value-type="float">
            <text:p>0.000100001</text:p>
          </table:table-cell>
          <table:table-cell office:value-type="float" office:value="-0.00000560284" calcext:value-type="float">
            <text:p>-5.60E-06</text:p>
          </table:table-cell>
          <table:table-cell/>
          <table:table-cell table:formula="of:=[.D14]-[.E14]" office:value-type="float" office:value="0.00010560384" calcext:value-type="float">
            <text:p>0.0001056038</text:p>
          </table:table-cell>
          <table:table-cell table:formula="of:=LOG(ABS([.G14]);10)" office:value-type="float" office:value="-3.97632028956272" calcext:value-type="float">
            <text:p>-3.9763202896</text:p>
          </table:table-cell>
        </table:table-row>
        <table:table-row table:style-name="ro1">
          <table:table-cell table:style-name="ce1" office:value-type="float" office:value="0.000000115108" calcext:value-type="float">
            <text:p>1.15E-07</text:p>
          </table:table-cell>
          <table:table-cell table:style-name="ce1"/>
          <table:table-cell office:value-type="float" office:value="9" calcext:value-type="float">
            <text:p>9</text:p>
          </table:table-cell>
          <table:table-cell table:style-name="Default" office:value-type="float" office:value="0.000100001" calcext:value-type="float">
            <text:p>0.000100001</text:p>
          </table:table-cell>
          <table:table-cell office:value-type="float" office:value="0.00000113191" calcext:value-type="float">
            <text:p>1.13E-06</text:p>
          </table:table-cell>
          <table:table-cell/>
          <table:table-cell table:formula="of:=[.D15]-[.E15]" office:value-type="float" office:value="0.00009886909" calcext:value-type="float">
            <text:p>9.886909E-005</text:p>
          </table:table-cell>
          <table:table-cell table:formula="of:=LOG(ABS([.G15]);10)" office:value-type="float" office:value="-4.00493946311095" calcext:value-type="float">
            <text:p>-4.0049394631</text:p>
          </table:table-cell>
        </table:table-row>
        <table:table-row table:style-name="ro1">
          <table:table-cell table:style-name="ce1" office:value-type="float" office:value="-0.0000000837326" calcext:value-type="float">
            <text:p>-8.37E-08</text:p>
          </table:table-cell>
          <table:table-cell table:style-name="ce1"/>
          <table:table-cell office:value-type="float" office:value="10" calcext:value-type="float">
            <text:p>10</text:p>
          </table:table-cell>
          <table:table-cell table:style-name="Default" office:value-type="float" office:value="0.000100001" calcext:value-type="float">
            <text:p>0.000100001</text:p>
          </table:table-cell>
          <table:table-cell office:value-type="float" office:value="-0.00000013411" calcext:value-type="float">
            <text:p>-1.34E-07</text:p>
          </table:table-cell>
          <table:table-cell/>
          <table:table-cell table:formula="of:=[.D16]-[.E16]" office:value-type="float" office:value="0.00010013511" calcext:value-type="float">
            <text:p>0.0001001351</text:p>
          </table:table-cell>
          <table:table-cell table:formula="of:=LOG(ABS([.G16]);10)" office:value-type="float" office:value="-3.99941362076485" calcext:value-type="float">
            <text:p>-3.999413620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-0.000000512367" calcext:value-type="float">
            <text:p>-5.12E-07</text:p>
          </table:table-cell>
          <table:table-cell office:value-type="float" office:value="0.00000016205" calcext:value-type="float">
            <text:p>1.62E-07</text:p>
          </table:table-cell>
          <table:table-cell/>
          <table:table-cell table:formula="of:=[.D17]-[.E17]" office:value-type="float" office:value="-0.000000674417" calcext:value-type="float">
            <text:p>-6.74417E-007</text:p>
          </table:table-cell>
          <table:table-cell table:formula="of:=LOG(ABS([.G17]);10)" office:value-type="float" office:value="-6.17107149100321" calcext:value-type="float">
            <text:p>-6.171071491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Default" office:value-type="float" office:value="0.999987" calcext:value-type="float">
            <text:p>0.999987</text:p>
          </table:table-cell>
          <table:table-cell table:style-name="Default" office:value-type="float" office:value="1.00001" calcext:value-type="float">
            <text:p>1.00001</text:p>
          </table:table-cell>
          <table:table-cell/>
          <table:table-cell table:formula="of:=[.D18]-[.E18]" office:value-type="float" office:value="-0.0000230000000001063" calcext:value-type="float">
            <text:p>-0.000023</text:p>
          </table:table-cell>
          <table:table-cell table:formula="of:=LOG(ABS([.G18]);10)" office:value-type="float" office:value="-4.6382721639804" calcext:value-type="float">
            <text:p>-4.638272164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-0.00000680671" calcext:value-type="float">
            <text:p>-6.81E-06</text:p>
          </table:table-cell>
          <table:table-cell office:value-type="float" office:value="-0.00000166148" calcext:value-type="float">
            <text:p>-1.66E-06</text:p>
          </table:table-cell>
          <table:table-cell/>
          <table:table-cell table:formula="of:=[.D19]-[.E19]" office:value-type="float" office:value="-0.00000514523" calcext:value-type="float">
            <text:p>-5.14523E-006</text:p>
          </table:table-cell>
          <table:table-cell table:formula="of:=LOG(ABS([.G19]);10)" office:value-type="float" office:value="-5.28859520681054" calcext:value-type="float">
            <text:p>-5.2885952068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-0.00000777454" calcext:value-type="float">
            <text:p>-7.77E-06</text:p>
          </table:table-cell>
          <table:table-cell office:value-type="float" office:value="0.0000051707" calcext:value-type="float">
            <text:p>5.17E-06</text:p>
          </table:table-cell>
          <table:table-cell/>
          <table:table-cell table:formula="of:=[.D20]-[.E20]" office:value-type="float" office:value="-0.00001294524" calcext:value-type="float">
            <text:p>-1.294524E-005</text:p>
          </table:table-cell>
          <table:table-cell table:formula="of:=LOG(ABS([.G20]);10)" office:value-type="float" office:value="-4.88788989349412" calcext:value-type="float">
            <text:p>-4.8878898935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-0.00000785636" calcext:value-type="float">
            <text:p>-7.86E-06</text:p>
          </table:table-cell>
          <table:table-cell office:value-type="float" office:value="0.00000248849" calcext:value-type="float">
            <text:p>2.49E-06</text:p>
          </table:table-cell>
          <table:table-cell/>
          <table:table-cell table:formula="of:=[.D21]-[.E21]" office:value-type="float" office:value="-0.00001034485" calcext:value-type="float">
            <text:p>-1.034485E-005</text:p>
          </table:table-cell>
          <table:table-cell table:formula="of:=LOG(ABS([.G21]);10)" office:value-type="float" office:value="-4.98527580220894" calcext:value-type="float">
            <text:p>-4.9852758022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-0.00000876812" calcext:value-type="float">
            <text:p>-8.77E-06</text:p>
          </table:table-cell>
          <table:table-cell office:value-type="float" office:value="0.00000213925" calcext:value-type="float">
            <text:p>2.14E-06</text:p>
          </table:table-cell>
          <table:table-cell/>
          <table:table-cell table:formula="of:=[.D22]-[.E22]" office:value-type="float" office:value="-0.00001090737" calcext:value-type="float">
            <text:p>-1.090737E-005</text:p>
          </table:table-cell>
          <table:table-cell table:formula="of:=LOG(ABS([.G22]);10)" office:value-type="float" office:value="-4.96227995446941" calcext:value-type="float">
            <text:p>-4.9622799545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-0.00000914451" calcext:value-type="float">
            <text:p>-9.14E-06</text:p>
          </table:table-cell>
          <table:table-cell office:value-type="float" office:value="-0.000000249594" calcext:value-type="float">
            <text:p>-2.50E-07</text:p>
          </table:table-cell>
          <table:table-cell/>
          <table:table-cell table:formula="of:=[.D23]-[.E23]" office:value-type="float" office:value="-0.000008894916" calcext:value-type="float">
            <text:p>-8.894916E-006</text:p>
          </table:table-cell>
          <table:table-cell table:formula="of:=LOG(ABS([.G23]);10)" office:value-type="float" office:value="-5.05085814886266" calcext:value-type="float">
            <text:p>-5.0508581489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-0.00000712446" calcext:value-type="float">
            <text:p>-7.12E-06</text:p>
          </table:table-cell>
          <table:table-cell office:value-type="float" office:value="-0.00000153482" calcext:value-type="float">
            <text:p>-1.53E-06</text:p>
          </table:table-cell>
          <table:table-cell/>
          <table:table-cell table:formula="of:=[.D24]-[.E24]" office:value-type="float" office:value="-0.00000558964" calcext:value-type="float">
            <text:p>-5.58964E-006</text:p>
          </table:table-cell>
          <table:table-cell table:formula="of:=LOG(ABS([.G24]);10)" office:value-type="float" office:value="-5.25261616188962" calcext:value-type="float">
            <text:p>-5.2526161619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-0.00000758225" calcext:value-type="float">
            <text:p>-7.58E-06</text:p>
          </table:table-cell>
          <table:table-cell office:value-type="float" office:value="-0.00000187755" calcext:value-type="float">
            <text:p>-1.88E-06</text:p>
          </table:table-cell>
          <table:table-cell/>
          <table:table-cell table:formula="of:=[.D25]-[.E25]" office:value-type="float" office:value="-0.0000057047" calcext:value-type="float">
            <text:p>-5.7047E-006</text:p>
          </table:table-cell>
          <table:table-cell table:formula="of:=LOG(ABS([.G25]);10)" office:value-type="float" office:value="-5.2437671894176" calcext:value-type="float">
            <text:p>-5.2437671894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0.00000615345" calcext:value-type="float">
            <text:p>-6.15E-06</text:p>
          </table:table-cell>
          <table:table-cell office:value-type="float" office:value="0.000000871718" calcext:value-type="float">
            <text:p>8.72E-07</text:p>
          </table:table-cell>
          <table:table-cell/>
          <table:table-cell table:formula="of:=[.D26]-[.E26]" office:value-type="float" office:value="-0.000007025168" calcext:value-type="float">
            <text:p>-7.025168E-006</text:p>
          </table:table-cell>
          <table:table-cell table:formula="of:=LOG(ABS([.G26]);10)" office:value-type="float" office:value="-5.15334328557227" calcext:value-type="float">
            <text:p>-5.1533432856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00000192444" calcext:value-type="float">
            <text:p>1.92E-06</text:p>
          </table:table-cell>
          <table:table-cell office:value-type="float" office:value="-0.000000834465" calcext:value-type="float">
            <text:p>-8.34E-07</text:p>
          </table:table-cell>
          <table:table-cell/>
          <table:table-cell table:formula="of:=[.D27]-[.E27]" office:value-type="float" office:value="0.000002758905" calcext:value-type="float">
            <text:p>2.758905E-006</text:p>
          </table:table-cell>
          <table:table-cell table:formula="of:=LOG(ABS([.G27]);10)" office:value-type="float" office:value="-5.55926325373832" calcext:value-type="float">
            <text:p>-5.5592632537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.00000324674" calcext:value-type="float">
            <text:p>3.25E-06</text:p>
          </table:table-cell>
          <table:table-cell office:value-type="float" office:value="-0.00000169128" calcext:value-type="float">
            <text:p>-1.69E-06</text:p>
          </table:table-cell>
          <table:table-cell/>
          <table:table-cell table:formula="of:=[.D28]-[.E28]" office:value-type="float" office:value="0.00000493802" calcext:value-type="float">
            <text:p>0.000004938</text:p>
          </table:table-cell>
          <table:table-cell table:formula="of:=LOG(ABS([.G28]);10)" office:value-type="float" office:value="-5.30644715541825" calcext:value-type="float">
            <text:p>-5.3064471554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style-name="Default" office:value-type="float" office:value="0.999998" calcext:value-type="float">
            <text:p>0.999998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formula="of:=[.D29]-[.E29]" office:value-type="float" office:value="-0.00000200000000005751" calcext:value-type="float">
            <text:p>-0.000002</text:p>
          </table:table-cell>
          <table:table-cell table:formula="of:=LOG(ABS([.G29]);10)" office:value-type="float" office:value="-5.69897000432353" calcext:value-type="float">
            <text:p>-5.6989700043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-0.00000851049" calcext:value-type="float">
            <text:p>-8.51E-06</text:p>
          </table:table-cell>
          <table:table-cell office:value-type="float" office:value="-0.00000438094" calcext:value-type="float">
            <text:p>-4.38E-06</text:p>
          </table:table-cell>
          <table:table-cell/>
          <table:table-cell table:formula="of:=[.D30]-[.E30]" office:value-type="float" office:value="-0.00000412955" calcext:value-type="float">
            <text:p>-4.12955E-006</text:p>
          </table:table-cell>
          <table:table-cell table:formula="of:=LOG(ABS([.G30]);10)" office:value-type="float" office:value="-5.38409727114376" calcext:value-type="float">
            <text:p>-5.3840972711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-0.00000837764" calcext:value-type="float">
            <text:p>-8.38E-06</text:p>
          </table:table-cell>
          <table:table-cell office:value-type="float" office:value="-0.00000212342" calcext:value-type="float">
            <text:p>-2.12E-06</text:p>
          </table:table-cell>
          <table:table-cell/>
          <table:table-cell table:formula="of:=[.D31]-[.E31]" office:value-type="float" office:value="-0.00000625422" calcext:value-type="float">
            <text:p>-6.25422E-006</text:p>
          </table:table-cell>
          <table:table-cell table:formula="of:=LOG(ABS([.G31]);10)" office:value-type="float" office:value="-5.20382684597355" calcext:value-type="float">
            <text:p>-5.203826846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-0.00000975238" calcext:value-type="float">
            <text:p>-9.75E-06</text:p>
          </table:table-cell>
          <table:table-cell office:value-type="float" office:value="-0.00000178441" calcext:value-type="float">
            <text:p>-1.78E-06</text:p>
          </table:table-cell>
          <table:table-cell/>
          <table:table-cell table:formula="of:=[.D32]-[.E32]" office:value-type="float" office:value="-0.00000796797" calcext:value-type="float">
            <text:p>-0.000007968</text:p>
          </table:table-cell>
          <table:table-cell table:formula="of:=LOG(ABS([.G32]);10)" office:value-type="float" office:value="-5.09865230973232" calcext:value-type="float">
            <text:p>-5.0986523097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-0.00000897961" calcext:value-type="float">
            <text:p>-8.98E-06</text:p>
          </table:table-cell>
          <table:table-cell office:value-type="float" office:value="0.0000000298023" calcext:value-type="float">
            <text:p>2.98E-08</text:p>
          </table:table-cell>
          <table:table-cell/>
          <table:table-cell table:formula="of:=[.D33]-[.E33]" office:value-type="float" office:value="-0.0000090094123" calcext:value-type="float">
            <text:p>-9.0094123E-006</text:p>
          </table:table-cell>
          <table:table-cell table:formula="of:=LOG(ABS([.G33]);10)" office:value-type="float" office:value="-5.04530353789902" calcext:value-type="float">
            <text:p>-5.0453035379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-0.00000818663" calcext:value-type="float">
            <text:p>-8.19E-06</text:p>
          </table:table-cell>
          <table:table-cell office:value-type="float" office:value="-0.000000983477" calcext:value-type="float">
            <text:p>-9.83E-07</text:p>
          </table:table-cell>
          <table:table-cell/>
          <table:table-cell table:formula="of:=[.D34]-[.E34]" office:value-type="float" office:value="-0.000007203153" calcext:value-type="float">
            <text:p>-7.203153E-006</text:p>
          </table:table-cell>
          <table:table-cell table:formula="of:=LOG(ABS([.G34]);10)" office:value-type="float" office:value="-5.14247736040726" calcext:value-type="float">
            <text:p>-5.1424773604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-0.00000908056" calcext:value-type="float">
            <text:p>-9.08E-06</text:p>
          </table:table-cell>
          <table:table-cell office:value-type="float" office:value="-0.000000026077" calcext:value-type="float">
            <text:p>-2.61E-08</text:p>
          </table:table-cell>
          <table:table-cell/>
          <table:table-cell table:formula="of:=[.D35]-[.E35]" office:value-type="float" office:value="-0.000009054483" calcext:value-type="float">
            <text:p>-9.054483E-006</text:p>
          </table:table-cell>
          <table:table-cell table:formula="of:=LOG(ABS([.G35]);10)" office:value-type="float" office:value="-5.04313634233029" calcext:value-type="float">
            <text:p>-5.0431363423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-0.00000942124" calcext:value-type="float">
            <text:p>-9.42E-06</text:p>
          </table:table-cell>
          <table:table-cell office:value-type="float" office:value="0.00000077486" calcext:value-type="float">
            <text:p>7.75E-07</text:p>
          </table:table-cell>
          <table:table-cell/>
          <table:table-cell table:formula="of:=[.D36]-[.E36]" office:value-type="float" office:value="-0.0000101961" calcext:value-type="float">
            <text:p>-1.01961E-005</text:p>
          </table:table-cell>
          <table:table-cell table:formula="of:=LOG(ABS([.G36]);10)" office:value-type="float" office:value="-4.99156591376424" calcext:value-type="float">
            <text:p>-4.9915659138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.00000441095" calcext:value-type="float">
            <text:p>4.41E-06</text:p>
          </table:table-cell>
          <table:table-cell office:value-type="float" office:value="-0.00000220537" calcext:value-type="float">
            <text:p>-2.21E-06</text:p>
          </table:table-cell>
          <table:table-cell/>
          <table:table-cell table:formula="of:=[.D37]-[.E37]" office:value-type="float" office:value="0.00000661632" calcext:value-type="float">
            <text:p>6.61632E-006</text:p>
          </table:table-cell>
          <table:table-cell table:formula="of:=LOG(ABS([.G37]);10)" office:value-type="float" office:value="-5.17938349818444" calcext:value-type="float">
            <text:p>-5.1793834982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-0.0000105105" calcext:value-type="float">
            <text:p>-1.05E-05</text:p>
          </table:table-cell>
          <table:table-cell office:value-type="float" office:value="0.0000051707" calcext:value-type="float">
            <text:p>5.17E-06</text:p>
          </table:table-cell>
          <table:table-cell/>
          <table:table-cell table:formula="of:=[.D38]-[.E38]" office:value-type="float" office:value="-0.0000156812" calcext:value-type="float">
            <text:p>-1.56812E-005</text:p>
          </table:table-cell>
          <table:table-cell table:formula="of:=LOG(ABS([.G38]);10)" office:value-type="float" office:value="-4.80462070610074" calcext:value-type="float">
            <text:p>-4.8046207061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0.0000082471" calcext:value-type="float">
            <text:p>8.25E-06</text:p>
          </table:table-cell>
          <table:table-cell office:value-type="float" office:value="-0.00000444055" calcext:value-type="float">
            <text:p>-4.44E-06</text:p>
          </table:table-cell>
          <table:table-cell/>
          <table:table-cell table:formula="of:=[.D39]-[.E39]" office:value-type="float" office:value="0.00001268765" calcext:value-type="float">
            <text:p>1.268765E-005</text:p>
          </table:table-cell>
          <table:table-cell table:formula="of:=LOG(ABS([.G39]);10)" office:value-type="float" office:value="-4.89661881025702" calcext:value-type="float">
            <text:p>-4.8966188103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  <table:table-cell table:formula="of:=[.D40]-[.E40]" office:value-type="float" office:value="0" calcext:value-type="float">
            <text:p>0</text:p>
          </table:table-cell>
          <table:table-cell table:formula="of:=LOG(ABS([.G40]);10)" office:value-type="string" office:string-value="" calcext:value-type="error">
            <text:p>エラー:502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-0.00000865285" calcext:value-type="float">
            <text:p>-8.65E-06</text:p>
          </table:table-cell>
          <table:table-cell office:value-type="float" office:value="-0.000000402331" calcext:value-type="float">
            <text:p>-4.02E-07</text:p>
          </table:table-cell>
          <table:table-cell/>
          <table:table-cell table:formula="of:=[.D41]-[.E41]" office:value-type="float" office:value="-0.000008250519" calcext:value-type="float">
            <text:p>-8.250519E-006</text:p>
          </table:table-cell>
          <table:table-cell table:formula="of:=LOG(ABS([.G41]);10)" office:value-type="float" office:value="-5.08351873123837" calcext:value-type="float">
            <text:p>-5.0835187312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-0.00000700643" calcext:value-type="float">
            <text:p>-7.01E-06</text:p>
          </table:table-cell>
          <table:table-cell office:value-type="float" office:value="0.00000150502" calcext:value-type="float">
            <text:p>1.51E-06</text:p>
          </table:table-cell>
          <table:table-cell/>
          <table:table-cell table:formula="of:=[.D42]-[.E42]" office:value-type="float" office:value="-0.00000851145" calcext:value-type="float">
            <text:p>-8.51145E-006</text:p>
          </table:table-cell>
          <table:table-cell table:formula="of:=LOG(ABS([.G42]);10)" office:value-type="float" office:value="-5.06999644774667" calcext:value-type="float">
            <text:p>-5.0699964477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-0.00000990884" calcext:value-type="float">
            <text:p>-9.91E-06</text:p>
          </table:table-cell>
          <table:table-cell office:value-type="float" office:value="0.0000012815" calcext:value-type="float">
            <text:p>1.28E-06</text:p>
          </table:table-cell>
          <table:table-cell/>
          <table:table-cell table:formula="of:=[.D43]-[.E43]" office:value-type="float" office:value="-0.00001119034" calcext:value-type="float">
            <text:p>-1.119034E-005</text:p>
          </table:table-cell>
          <table:table-cell table:formula="of:=LOG(ABS([.G43]);10)" office:value-type="float" office:value="-4.95115671795059" calcext:value-type="float">
            <text:p>-4.951156718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-0.00000952689" calcext:value-type="float">
            <text:p>-9.53E-06</text:p>
          </table:table-cell>
          <table:table-cell office:value-type="float" office:value="-0.00000120327" calcext:value-type="float">
            <text:p>-1.20E-06</text:p>
          </table:table-cell>
          <table:table-cell/>
          <table:table-cell table:formula="of:=[.D44]-[.E44]" office:value-type="float" office:value="-0.00000832362" calcext:value-type="float">
            <text:p>-8.32362E-006</text:p>
          </table:table-cell>
          <table:table-cell table:formula="of:=LOG(ABS([.G44]);10)" office:value-type="float" office:value="-5.0796877549465" calcext:value-type="float">
            <text:p>-5.0796877549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-0.00000841721" calcext:value-type="float">
            <text:p>-8.42E-06</text:p>
          </table:table-cell>
          <table:table-cell office:value-type="float" office:value="0.00000321865" calcext:value-type="float">
            <text:p>3.22E-06</text:p>
          </table:table-cell>
          <table:table-cell/>
          <table:table-cell table:formula="of:=[.D45]-[.E45]" office:value-type="float" office:value="-0.00001163586" calcext:value-type="float">
            <text:p>-1.163586E-005</text:p>
          </table:table-cell>
          <table:table-cell table:formula="of:=LOG(ABS([.G45]);10)" office:value-type="float" office:value="-4.93420151272519" calcext:value-type="float">
            <text:p>-4.9342015127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-0.00000855855" calcext:value-type="float">
            <text:p>-8.56E-06</text:p>
          </table:table-cell>
          <table:table-cell office:value-type="float" office:value="-0.000000610948" calcext:value-type="float">
            <text:p>-6.11E-07</text:p>
          </table:table-cell>
          <table:table-cell/>
          <table:table-cell table:formula="of:=[.D46]-[.E46]" office:value-type="float" office:value="-0.000007947602" calcext:value-type="float">
            <text:p>-7.947602E-006</text:p>
          </table:table-cell>
          <table:table-cell table:formula="of:=LOG(ABS([.G46]);10)" office:value-type="float" office:value="-5.09976388961603" calcext:value-type="float">
            <text:p>-5.0997638896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-0.000000246376" calcext:value-type="float">
            <text:p>-2.46E-07</text:p>
          </table:table-cell>
          <table:table-cell office:value-type="float" office:value="0.00000019744" calcext:value-type="float">
            <text:p>1.97E-07</text:p>
          </table:table-cell>
          <table:table-cell/>
          <table:table-cell table:formula="of:=[.D47]-[.E47]" office:value-type="float" office:value="-0.000000443816" calcext:value-type="float">
            <text:p>-4.43816E-007</text:p>
          </table:table-cell>
          <table:table-cell table:formula="of:=LOG(ABS([.G47]);10)" office:value-type="float" office:value="-6.3527970450818" calcext:value-type="float">
            <text:p>-6.3527970451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-0.00000489193" calcext:value-type="float">
            <text:p>-4.89E-06</text:p>
          </table:table-cell>
          <table:table-cell office:value-type="float" office:value="0.00000248849" calcext:value-type="float">
            <text:p>2.49E-06</text:p>
          </table:table-cell>
          <table:table-cell/>
          <table:table-cell table:formula="of:=[.D48]-[.E48]" office:value-type="float" office:value="-0.00000738042" calcext:value-type="float">
            <text:p>-7.38042E-006</text:p>
          </table:table-cell>
          <table:table-cell table:formula="of:=LOG(ABS([.G48]);10)" office:value-type="float" office:value="-5.13191892293411" calcext:value-type="float">
            <text:p>-5.1319189229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00000436757" calcext:value-type="float">
            <text:p>4.37E-06</text:p>
          </table:table-cell>
          <table:table-cell office:value-type="float" office:value="-0.00000211596" calcext:value-type="float">
            <text:p>-2.12E-06</text:p>
          </table:table-cell>
          <table:table-cell/>
          <table:table-cell table:formula="of:=[.D49]-[.E49]" office:value-type="float" office:value="0.00000648353" calcext:value-type="float">
            <text:p>6.48353E-006</text:p>
          </table:table-cell>
          <table:table-cell table:formula="of:=LOG(ABS([.G49]);10)" office:value-type="float" office:value="-5.18818847528631" calcext:value-type="float">
            <text:p>-5.1881884753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0.000000935336" calcext:value-type="float">
            <text:p>9.35E-07</text:p>
          </table:table-cell>
          <table:table-cell office:value-type="float" office:value="-0.000000402331" calcext:value-type="float">
            <text:p>-4.02E-07</text:p>
          </table:table-cell>
          <table:table-cell/>
          <table:table-cell table:formula="of:=[.D50]-[.E50]" office:value-type="float" office:value="0.000001337667" calcext:value-type="float">
            <text:p>1.337667E-006</text:p>
          </table:table-cell>
          <table:table-cell table:formula="of:=LOG(ABS([.G50]);10)" office:value-type="float" office:value="-5.87365198676394" calcext:value-type="float">
            <text:p>-5.8736519868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style-name="Default" office:value-type="float" office:value="1.00002" calcext:value-type="float">
            <text:p>1.00002</text:p>
          </table:table-cell>
          <table:table-cell table:style-name="Default" office:value-type="float" office:value="0.999991" calcext:value-type="float">
            <text:p>0.999991</text:p>
          </table:table-cell>
          <table:table-cell/>
          <table:table-cell table:formula="of:=[.D51]-[.E51]" office:value-type="float" office:value="0.0000289999999999457" calcext:value-type="float">
            <text:p>0.000029</text:p>
          </table:table-cell>
          <table:table-cell table:formula="of:=LOG(ABS([.G51]);10)" office:value-type="float" office:value="-4.53760200210186" calcext:value-type="float">
            <text:p>-4.5376020021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-0.00000800395" calcext:value-type="float">
            <text:p>-8.00E-06</text:p>
          </table:table-cell>
          <table:table-cell office:value-type="float" office:value="-0.00000110269" calcext:value-type="float">
            <text:p>-1.10E-06</text:p>
          </table:table-cell>
          <table:table-cell/>
          <table:table-cell table:formula="of:=[.D52]-[.E52]" office:value-type="float" office:value="-0.00000690126" calcext:value-type="float">
            <text:p>-6.90126E-006</text:p>
          </table:table-cell>
          <table:table-cell table:formula="of:=LOG(ABS([.G52]);10)" office:value-type="float" office:value="-5.16107161055397" calcext:value-type="float">
            <text:p>-5.1610716106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-0.00000817877" calcext:value-type="float">
            <text:p>-8.18E-06</text:p>
          </table:table-cell>
          <table:table-cell office:value-type="float" office:value="0.000000342727" calcext:value-type="float">
            <text:p>3.43E-07</text:p>
          </table:table-cell>
          <table:table-cell/>
          <table:table-cell table:formula="of:=[.D53]-[.E53]" office:value-type="float" office:value="-0.000008521497" calcext:value-type="float">
            <text:p>-8.521497E-006</text:p>
          </table:table-cell>
          <table:table-cell table:formula="of:=LOG(ABS([.G53]);10)" office:value-type="float" office:value="-5.06948410456076" calcext:value-type="float">
            <text:p>-5.0694841046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-0.00000860887" calcext:value-type="float">
            <text:p>-8.61E-06</text:p>
          </table:table-cell>
          <table:table-cell office:value-type="float" office:value="0.00000331551" calcext:value-type="float">
            <text:p>3.32E-06</text:p>
          </table:table-cell>
          <table:table-cell/>
          <table:table-cell table:formula="of:=[.D54]-[.E54]" office:value-type="float" office:value="-0.00001192438" calcext:value-type="float">
            <text:p>-1.192438E-005</text:p>
          </table:table-cell>
          <table:table-cell table:formula="of:=LOG(ABS([.G54]);10)" office:value-type="float" office:value="-4.92356419254602" calcext:value-type="float">
            <text:p>-4.9235641925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-0.00000761251" calcext:value-type="float">
            <text:p>-7.61E-06</text:p>
          </table:table-cell>
          <table:table-cell office:value-type="float" office:value="0.000000599772" calcext:value-type="float">
            <text:p>6.00E-07</text:p>
          </table:table-cell>
          <table:table-cell/>
          <table:table-cell table:formula="of:=[.D55]-[.E55]" office:value-type="float" office:value="-0.000008212282" calcext:value-type="float">
            <text:p>-8.212282E-006</text:p>
          </table:table-cell>
          <table:table-cell table:formula="of:=LOG(ABS([.G55]);10)" office:value-type="float" office:value="-5.08553614588923" calcext:value-type="float">
            <text:p>-5.0855361459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-0.0000091551" calcext:value-type="float">
            <text:p>-9.16E-06</text:p>
          </table:table-cell>
          <table:table-cell office:value-type="float" office:value="0.00000375509" calcext:value-type="float">
            <text:p>3.76E-06</text:p>
          </table:table-cell>
          <table:table-cell/>
          <table:table-cell table:formula="of:=[.D56]-[.E56]" office:value-type="float" office:value="-0.00001291019" calcext:value-type="float">
            <text:p>-1.291019E-005</text:p>
          </table:table-cell>
          <table:table-cell table:formula="of:=LOG(ABS([.G56]);10)" office:value-type="float" office:value="-4.88906736614997" calcext:value-type="float">
            <text:p>-4.8890673661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-0.00000206036" calcext:value-type="float">
            <text:p>-2.06E-06</text:p>
          </table:table-cell>
          <table:table-cell office:value-type="float" office:value="0.00000102818" calcext:value-type="float">
            <text:p>1.03E-06</text:p>
          </table:table-cell>
          <table:table-cell/>
          <table:table-cell table:formula="of:=[.D57]-[.E57]" office:value-type="float" office:value="-0.00000308854" calcext:value-type="float">
            <text:p>-3.08854E-006</text:p>
          </table:table-cell>
          <table:table-cell table:formula="of:=LOG(ABS([.G57]);10)" office:value-type="float" office:value="-5.51024676969725" calcext:value-type="float">
            <text:p>-5.5102467697</text:p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-0.00000409676" calcext:value-type="float">
            <text:p>-4.10E-06</text:p>
          </table:table-cell>
          <table:table-cell office:value-type="float" office:value="0.00000212621" calcext:value-type="float">
            <text:p>2.13E-06</text:p>
          </table:table-cell>
          <table:table-cell/>
          <table:table-cell table:formula="of:=[.D58]-[.E58]" office:value-type="float" office:value="-0.00000622297" calcext:value-type="float">
            <text:p>-0.000006223</text:p>
          </table:table-cell>
          <table:table-cell table:formula="of:=LOG(ABS([.G58]);10)" office:value-type="float" office:value="-5.20600229267869" calcext:value-type="float">
            <text:p>-5.2060022927</text:p>
          </table:table-cell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0.00000364429" calcext:value-type="float">
            <text:p>3.64E-06</text:p>
          </table:table-cell>
          <table:table-cell office:value-type="float" office:value="-0.00000178069" calcext:value-type="float">
            <text:p>-1.78E-06</text:p>
          </table:table-cell>
          <table:table-cell/>
          <table:table-cell table:formula="of:=[.D59]-[.E59]" office:value-type="float" office:value="0.00000542498" calcext:value-type="float">
            <text:p>0.000005425</text:p>
          </table:table-cell>
          <table:table-cell table:formula="of:=LOG(ABS([.G59]);10)" office:value-type="float" office:value="-5.26560185856803" calcext:value-type="float">
            <text:p>-5.2656018586</text:p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-0.00000276475" calcext:value-type="float">
            <text:p>-2.76E-06</text:p>
          </table:table-cell>
          <table:table-cell office:value-type="float" office:value="0.00000147521" calcext:value-type="float">
            <text:p>1.48E-06</text:p>
          </table:table-cell>
          <table:table-cell/>
          <table:table-cell table:formula="of:=[.D60]-[.E60]" office:value-type="float" office:value="-0.00000423996" calcext:value-type="float">
            <text:p>-0.00000424</text:p>
          </table:table-cell>
          <table:table-cell table:formula="of:=LOG(ABS([.G60]);10)" office:value-type="float" office:value="-5.37263824054435" calcext:value-type="float">
            <text:p>-5.3726382405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0.00000219272" calcext:value-type="float">
            <text:p>2.19E-06</text:p>
          </table:table-cell>
          <table:table-cell office:value-type="float" office:value="-0.00000108778" calcext:value-type="float">
            <text:p>-1.09E-06</text:p>
          </table:table-cell>
          <table:table-cell/>
          <table:table-cell table:formula="of:=[.D61]-[.E61]" office:value-type="float" office:value="0.0000032805" calcext:value-type="float">
            <text:p>3.2805E-006</text:p>
          </table:table-cell>
          <table:table-cell table:formula="of:=LOG(ABS([.G61]);10)" office:value-type="float" office:value="-5.48405995790668" calcext:value-type="float">
            <text:p>-5.4840599579</text:p>
          </table:table-cell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style-name="Default" office:value-type="float" office:value="0.999998" calcext:value-type="float">
            <text:p>0.999998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formula="of:=[.D62]-[.E62]" office:value-type="float" office:value="-0.00000200000000005751" calcext:value-type="float">
            <text:p>-0.000002</text:p>
          </table:table-cell>
          <table:table-cell table:formula="of:=LOG(ABS([.G62]);10)" office:value-type="float" office:value="-5.69897000432353" calcext:value-type="float">
            <text:p>-5.6989700043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-0.00000893224" calcext:value-type="float">
            <text:p>-8.93E-06</text:p>
          </table:table-cell>
          <table:table-cell office:value-type="float" office:value="0.00000368059" calcext:value-type="float">
            <text:p>3.68E-06</text:p>
          </table:table-cell>
          <table:table-cell/>
          <table:table-cell table:formula="of:=[.D63]-[.E63]" office:value-type="float" office:value="-0.00001261283" calcext:value-type="float">
            <text:p>-1.261283E-005</text:p>
          </table:table-cell>
          <table:table-cell table:formula="of:=LOG(ABS([.G63]);10)" office:value-type="float" office:value="-4.89918745779732" calcext:value-type="float">
            <text:p>-4.8991874578</text:p>
          </table:table-cell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-0.00000886724" calcext:value-type="float">
            <text:p>-8.87E-06</text:p>
          </table:table-cell>
          <table:table-cell office:value-type="float" office:value="-0.00000265241" calcext:value-type="float">
            <text:p>-2.65E-06</text:p>
          </table:table-cell>
          <table:table-cell/>
          <table:table-cell table:formula="of:=[.D64]-[.E64]" office:value-type="float" office:value="-0.00000621483" calcext:value-type="float">
            <text:p>-6.21483E-006</text:p>
          </table:table-cell>
          <table:table-cell table:formula="of:=LOG(ABS([.G64]);10)" office:value-type="float" office:value="-5.20657074651899" calcext:value-type="float">
            <text:p>-5.2065707465</text:p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-0.00000785546" calcext:value-type="float">
            <text:p>-7.86E-06</text:p>
          </table:table-cell>
          <table:table-cell office:value-type="float" office:value="0.00000430644" calcext:value-type="float">
            <text:p>4.31E-06</text:p>
          </table:table-cell>
          <table:table-cell/>
          <table:table-cell table:formula="of:=[.D65]-[.E65]" office:value-type="float" office:value="-0.0000121619" calcext:value-type="float">
            <text:p>-1.21619E-005</text:p>
          </table:table-cell>
          <table:table-cell table:formula="of:=LOG(ABS([.G65]);10)" office:value-type="float" office:value="-4.91499857185138" calcext:value-type="float">
            <text:p>-4.9149985719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-0.00000980042" calcext:value-type="float">
            <text:p>-9.80E-06</text:p>
          </table:table-cell>
          <table:table-cell office:value-type="float" office:value="-0.00000187755" calcext:value-type="float">
            <text:p>-1.88E-06</text:p>
          </table:table-cell>
          <table:table-cell/>
          <table:table-cell table:formula="of:=[.D66]-[.E66]" office:value-type="float" office:value="-0.00000792287" calcext:value-type="float">
            <text:p>-7.92287E-006</text:p>
          </table:table-cell>
          <table:table-cell table:formula="of:=LOG(ABS([.G66]);10)" office:value-type="float" office:value="-5.10111747000372" calcext:value-type="float">
            <text:p>-5.10111747</text:p>
          </table:table-cell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0.0000107839" calcext:value-type="float">
            <text:p>1.08E-05</text:p>
          </table:table-cell>
          <table:table-cell office:value-type="float" office:value="-0.00000530481" calcext:value-type="float">
            <text:p>-5.30E-06</text:p>
          </table:table-cell>
          <table:table-cell/>
          <table:table-cell table:formula="of:=[.D67]-[.E67]" office:value-type="float" office:value="0.00001608871" calcext:value-type="float">
            <text:p>1.608871E-005</text:p>
          </table:table-cell>
          <table:table-cell table:formula="of:=LOG(ABS([.G67]);10)" office:value-type="float" office:value="-4.79347877643181" calcext:value-type="float">
            <text:p>-4.7934787764</text:p>
          </table:table-cell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0.0000009014" calcext:value-type="float">
            <text:p>9.01E-07</text:p>
          </table:table-cell>
          <table:table-cell office:value-type="float" office:value="-0.000000229105" calcext:value-type="float">
            <text:p>-2.29E-07</text:p>
          </table:table-cell>
          <table:table-cell/>
          <table:table-cell table:formula="of:=[.D68]-[.E68]" office:value-type="float" office:value="0.000001130505" calcext:value-type="float">
            <text:p>1.130505E-006</text:p>
          </table:table-cell>
          <table:table-cell table:formula="of:=LOG(ABS([.G68]);10)" office:value-type="float" office:value="-5.94672751251578" calcext:value-type="float">
            <text:p>-5.9467275125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-0.00000016808" calcext:value-type="float">
            <text:p>-1.68E-07</text:p>
          </table:table-cell>
          <table:table-cell office:value-type="float" office:value="0.0000000298023" calcext:value-type="float">
            <text:p>2.98E-08</text:p>
          </table:table-cell>
          <table:table-cell/>
          <table:table-cell table:formula="of:=[.D69]-[.E69]" office:value-type="float" office:value="-0.0000001978823" calcext:value-type="float">
            <text:p>-1.978823E-007</text:p>
          </table:table-cell>
          <table:table-cell table:formula="of:=LOG(ABS([.G69]);10)" office:value-type="float" office:value="-6.70359305044297" calcext:value-type="float">
            <text:p>-6.7035930504</text:p>
          </table:table-cell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-0.00000236065" calcext:value-type="float">
            <text:p>-2.36E-06</text:p>
          </table:table-cell>
          <table:table-cell office:value-type="float" office:value="0.00000125915" calcext:value-type="float">
            <text:p>1.26E-06</text:p>
          </table:table-cell>
          <table:table-cell/>
          <table:table-cell table:formula="of:=[.D70]-[.E70]" office:value-type="float" office:value="-0.0000036198" calcext:value-type="float">
            <text:p>-3.6198E-006</text:p>
          </table:table-cell>
          <table:table-cell table:formula="of:=LOG(ABS([.G70]);10)" office:value-type="float" office:value="-5.44131542429995" calcext:value-type="float">
            <text:p>-5.4413154243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-0.00000112277" calcext:value-type="float">
            <text:p>-1.12E-06</text:p>
          </table:table-cell>
          <table:table-cell office:value-type="float" office:value="0.000000350177" calcext:value-type="float">
            <text:p>3.50E-07</text:p>
          </table:table-cell>
          <table:table-cell/>
          <table:table-cell table:formula="of:=[.D71]-[.E71]" office:value-type="float" office:value="-0.000001472947" calcext:value-type="float">
            <text:p>-1.472947E-006</text:p>
          </table:table-cell>
          <table:table-cell table:formula="of:=LOG(ABS([.G71]);10)" office:value-type="float" office:value="-5.83181287978442" calcext:value-type="float">
            <text:p>-5.8318128798</text:p>
          </table:table-cell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-0.00000765822" calcext:value-type="float">
            <text:p>-7.66E-06</text:p>
          </table:table-cell>
          <table:table-cell office:value-type="float" office:value="0.00000368059" calcext:value-type="float">
            <text:p>3.68E-06</text:p>
          </table:table-cell>
          <table:table-cell/>
          <table:table-cell table:formula="of:=[.D72]-[.E72]" office:value-type="float" office:value="-0.00001133881" calcext:value-type="float">
            <text:p>-1.133881E-005</text:p>
          </table:table-cell>
          <table:table-cell table:formula="of:=LOG(ABS([.G72]);10)" office:value-type="float" office:value="-4.94543252194681" calcext:value-type="float">
            <text:p>-4.9454325219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table:style-name="Default" office:value-type="float" office:value="1.00001" calcext:value-type="float">
            <text:p>1.00001</text:p>
          </table:table-cell>
          <table:table-cell table:style-name="Default" office:value-type="float" office:value="0.999994" calcext:value-type="float">
            <text:p>0.999994</text:p>
          </table:table-cell>
          <table:table-cell/>
          <table:table-cell table:formula="of:=[.D73]-[.E73]" office:value-type="float" office:value="0.000016000000000127" calcext:value-type="float">
            <text:p>0.000016</text:p>
          </table:table-cell>
          <table:table-cell table:formula="of:=LOG(ABS([.G73]);10)" office:value-type="float" office:value="-4.79588001734063" calcext:value-type="float">
            <text:p>-4.7958800173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-0.00000668706" calcext:value-type="float">
            <text:p>-6.69E-06</text:p>
          </table:table-cell>
          <table:table-cell office:value-type="float" office:value="0.00000229478" calcext:value-type="float">
            <text:p>2.29E-06</text:p>
          </table:table-cell>
          <table:table-cell/>
          <table:table-cell table:formula="of:=[.D74]-[.E74]" office:value-type="float" office:value="-0.00000898184" calcext:value-type="float">
            <text:p>-8.98184E-006</text:p>
          </table:table-cell>
          <table:table-cell table:formula="of:=LOG(ABS([.G74]);10)" office:value-type="float" office:value="-5.04663468560553" calcext:value-type="float">
            <text:p>-5.0466346856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-0.00000877161" calcext:value-type="float">
            <text:p>-8.77E-06</text:p>
          </table:table-cell>
          <table:table-cell office:value-type="float" office:value="-0.0000026077" calcext:value-type="float">
            <text:p>-2.61E-06</text:p>
          </table:table-cell>
          <table:table-cell/>
          <table:table-cell table:formula="of:=[.D75]-[.E75]" office:value-type="float" office:value="-0.00000616391" calcext:value-type="float">
            <text:p>-6.16391E-006</text:p>
          </table:table-cell>
          <table:table-cell table:formula="of:=LOG(ABS([.G75]);10)" office:value-type="float" office:value="-5.2101437110939" calcext:value-type="float">
            <text:p>-5.2101437111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-0.00000718906" calcext:value-type="float">
            <text:p>-7.19E-06</text:p>
          </table:table-cell>
          <table:table-cell office:value-type="float" office:value="-0.00000202656" calcext:value-type="float">
            <text:p>-2.03E-06</text:p>
          </table:table-cell>
          <table:table-cell/>
          <table:table-cell table:formula="of:=[.D76]-[.E76]" office:value-type="float" office:value="-0.0000051625" calcext:value-type="float">
            <text:p>-5.1625E-006</text:p>
          </table:table-cell>
          <table:table-cell table:formula="of:=LOG(ABS([.G76]);10)" office:value-type="float" office:value="-5.28713993533554" calcext:value-type="float">
            <text:p>-5.2871399353</text:p>
          </table:table-cell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0.0000106663" calcext:value-type="float">
            <text:p>1.07E-05</text:p>
          </table:table-cell>
          <table:table-cell office:value-type="float" office:value="-0.00000560284" calcext:value-type="float">
            <text:p>-5.60E-06</text:p>
          </table:table-cell>
          <table:table-cell/>
          <table:table-cell table:formula="of:=[.D77]-[.E77]" office:value-type="float" office:value="0.00001626914" calcext:value-type="float">
            <text:p>1.626914E-005</text:p>
          </table:table-cell>
          <table:table-cell table:formula="of:=LOG(ABS([.G77]);10)" office:value-type="float" office:value="-4.78863540361667" calcext:value-type="float">
            <text:p>-4.7886354036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0.00000267382" calcext:value-type="float">
            <text:p>2.67E-06</text:p>
          </table:table-cell>
          <table:table-cell office:value-type="float" office:value="-0.00000156462" calcext:value-type="float">
            <text:p>-1.56E-06</text:p>
          </table:table-cell>
          <table:table-cell/>
          <table:table-cell table:formula="of:=[.D78]-[.E78]" office:value-type="float" office:value="0.00000423844" calcext:value-type="float">
            <text:p>4.23844E-006</text:p>
          </table:table-cell>
          <table:table-cell table:formula="of:=LOG(ABS([.G78]);10)" office:value-type="float" office:value="-5.37279396040177" calcext:value-type="float">
            <text:p>-5.3727939604</text:p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0.00000191465" calcext:value-type="float">
            <text:p>1.91E-06</text:p>
          </table:table-cell>
          <table:table-cell office:value-type="float" office:value="-0.000000976026" calcext:value-type="float">
            <text:p>-9.76E-07</text:p>
          </table:table-cell>
          <table:table-cell/>
          <table:table-cell table:formula="of:=[.D79]-[.E79]" office:value-type="float" office:value="0.000002890676" calcext:value-type="float">
            <text:p>2.890676E-006</text:p>
          </table:table-cell>
          <table:table-cell table:formula="of:=LOG(ABS([.G79]);10)" office:value-type="float" office:value="-5.53900058328528" calcext:value-type="float">
            <text:p>-5.5390005833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0.00000236173" calcext:value-type="float">
            <text:p>2.36E-06</text:p>
          </table:table-cell>
          <table:table-cell office:value-type="float" office:value="-0.00000119582" calcext:value-type="float">
            <text:p>-1.20E-06</text:p>
          </table:table-cell>
          <table:table-cell/>
          <table:table-cell table:formula="of:=[.D80]-[.E80]" office:value-type="float" office:value="0.00000355755" calcext:value-type="float">
            <text:p>3.55755E-006</text:p>
          </table:table-cell>
          <table:table-cell table:formula="of:=LOG(ABS([.G80]);10)" office:value-type="float" office:value="-5.44884898735851" calcext:value-type="float">
            <text:p>-5.4488489874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-0.00000614681" calcext:value-type="float">
            <text:p>-6.15E-06</text:p>
          </table:table-cell>
          <table:table-cell office:value-type="float" office:value="0.00000331551" calcext:value-type="float">
            <text:p>3.32E-06</text:p>
          </table:table-cell>
          <table:table-cell/>
          <table:table-cell table:formula="of:=[.D81]-[.E81]" office:value-type="float" office:value="-0.00000946232" calcext:value-type="float">
            <text:p>-9.46232E-006</text:p>
          </table:table-cell>
          <table:table-cell table:formula="of:=LOG(ABS([.G81]);10)" office:value-type="float" office:value="-5.02400236891858" calcext:value-type="float">
            <text:p>-5.0240023689</text:p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0.00000547679" calcext:value-type="float">
            <text:p>5.48E-06</text:p>
          </table:table-cell>
          <table:table-cell office:value-type="float" office:value="-0.00000265241" calcext:value-type="float">
            <text:p>-2.65E-06</text:p>
          </table:table-cell>
          <table:table-cell/>
          <table:table-cell table:formula="of:=[.D82]-[.E82]" office:value-type="float" office:value="0.0000081292" calcext:value-type="float">
            <text:p>8.1292E-006</text:p>
          </table:table-cell>
          <table:table-cell table:formula="of:=LOG(ABS([.G82]);10)" office:value-type="float" office:value="-5.08995219151302" calcext:value-type="float">
            <text:p>-5.0899521915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-0.00000447523" calcext:value-type="float">
            <text:p>-4.48E-06</text:p>
          </table:table-cell>
          <table:table-cell office:value-type="float" office:value="0.00000232458" calcext:value-type="float">
            <text:p>2.32E-06</text:p>
          </table:table-cell>
          <table:table-cell/>
          <table:table-cell table:formula="of:=[.D83]-[.E83]" office:value-type="float" office:value="-0.00000679981" calcext:value-type="float">
            <text:p>-6.79981E-006</text:p>
          </table:table-cell>
          <table:table-cell table:formula="of:=LOG(ABS([.G83]);10)" office:value-type="float" office:value="-5.16750322216205" calcext:value-type="float">
            <text:p>-5.1675032222</text:p>
          </table:table-cell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table:style-name="Default" office:value-type="float" office:value="1.00001" calcext:value-type="float">
            <text:p>1.00001</text:p>
          </table:table-cell>
          <table:table-cell table:style-name="Default" office:value-type="float" office:value="0.999996" calcext:value-type="float">
            <text:p>0.999996</text:p>
          </table:table-cell>
          <table:table-cell/>
          <table:table-cell table:formula="of:=[.D84]-[.E84]" office:value-type="float" office:value="0.0000140000000000695" calcext:value-type="float">
            <text:p>0.000014</text:p>
          </table:table-cell>
          <table:table-cell table:formula="of:=LOG(ABS([.G84]);10)" office:value-type="float" office:value="-4.85387196431961" calcext:value-type="float">
            <text:p>-4.8538719643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2.43561E-033" calcext:value-type="float">
            <text:p>2.44E-33</text:p>
          </table:table-cell>
          <table:table-cell office:value-type="float" office:value="-0.00000227988" calcext:value-type="float">
            <text:p>-2.28E-06</text:p>
          </table:table-cell>
          <table:table-cell/>
          <table:table-cell table:formula="of:=[.D85]-[.E85]" office:value-type="float" office:value="0.00000227988" calcext:value-type="float">
            <text:p>2.27988E-006</text:p>
          </table:table-cell>
          <table:table-cell table:formula="of:=LOG(ABS([.G85]);10)" office:value-type="float" office:value="-5.64208801120539" calcext:value-type="float">
            <text:p>-5.6420880112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4234000000000" calcext:value-type="float">
            <text:p>3.42E+13</text:p>
          </table:table-cell>
          <table:table-cell office:value-type="float" office:value="0.000000678003" calcext:value-type="float">
            <text:p>6.78E-07</text:p>
          </table:table-cell>
          <table:table-cell/>
          <table:table-cell table:formula="of:=[.D86]-[.E86]" office:value-type="float" office:value="34234000000000" calcext:value-type="float">
            <text:p>34234000000000</text:p>
          </table:table-cell>
          <table:table-cell table:formula="of:=LOG(ABS([.G86]);10)" office:value-type="float" office:value="13.5344576463314" calcext:value-type="float">
            <text:p>13.5344576463</text:p>
          </table:table-cell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-0.00000184801" calcext:value-type="float">
            <text:p>-1.85E-06</text:p>
          </table:table-cell>
          <table:table-cell office:value-type="float" office:value="0.00000113121" calcext:value-type="float">
            <text:p>1.13E-06</text:p>
          </table:table-cell>
          <table:table-cell/>
          <table:table-cell table:formula="of:=[.D87]-[.E87]" office:value-type="float" office:value="-0.00000297922" calcext:value-type="float">
            <text:p>-2.97922E-006</text:p>
          </table:table-cell>
          <table:table-cell table:formula="of:=LOG(ABS([.G87]);10)" office:value-type="float" office:value="-5.52589742519778" calcext:value-type="float">
            <text:p>-5.5258974252</text:p>
          </table:table-cell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0.00000383193" calcext:value-type="float">
            <text:p>3.83E-06</text:p>
          </table:table-cell>
          <table:table-cell office:value-type="float" office:value="-0.00000184774" calcext:value-type="float">
            <text:p>-1.85E-06</text:p>
          </table:table-cell>
          <table:table-cell/>
          <table:table-cell table:formula="of:=[.D88]-[.E88]" office:value-type="float" office:value="0.00000567967" calcext:value-type="float">
            <text:p>5.67967E-006</text:p>
          </table:table-cell>
          <table:table-cell table:formula="of:=LOG(ABS([.G88]);10)" office:value-type="float" office:value="-5.24567689691969" calcext:value-type="float">
            <text:p>-5.2456768969</text:p>
          </table:table-cell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-0.0000000691895" calcext:value-type="float">
            <text:p>-6.92E-08</text:p>
          </table:table-cell>
          <table:table-cell office:value-type="float" office:value="-0.0000000447035" calcext:value-type="float">
            <text:p>-4.47E-08</text:p>
          </table:table-cell>
          <table:table-cell/>
          <table:table-cell table:formula="of:=[.D89]-[.E89]" office:value-type="float" office:value="-0.000000024486" calcext:value-type="float">
            <text:p>-2.4486E-008</text:p>
          </table:table-cell>
          <table:table-cell table:formula="of:=LOG(ABS([.G89]);10)" office:value-type="float" office:value="-7.61108215484309" calcext:value-type="float">
            <text:p>-7.6110821548</text:p>
          </table:table-cell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-0.00000640904" calcext:value-type="float">
            <text:p>-6.41E-06</text:p>
          </table:table-cell>
          <table:table-cell office:value-type="float" office:value="0.00000320375" calcext:value-type="float">
            <text:p>3.20E-06</text:p>
          </table:table-cell>
          <table:table-cell/>
          <table:table-cell table:formula="of:=[.D90]-[.E90]" office:value-type="float" office:value="-0.00000961279" calcext:value-type="float">
            <text:p>-9.61279E-006</text:p>
          </table:table-cell>
          <table:table-cell table:formula="of:=LOG(ABS([.G90]);10)" office:value-type="float" office:value="-5.0171505451359" calcext:value-type="float">
            <text:p>-5.0171505451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-0.0000010993" calcext:value-type="float">
            <text:p>-1.10E-06</text:p>
          </table:table-cell>
          <table:table-cell office:value-type="float" office:value="0.000000599772" calcext:value-type="float">
            <text:p>6.00E-07</text:p>
          </table:table-cell>
          <table:table-cell/>
          <table:table-cell table:formula="of:=[.D91]-[.E91]" office:value-type="float" office:value="-0.000001699072" calcext:value-type="float">
            <text:p>-1.699072E-006</text:p>
          </table:table-cell>
          <table:table-cell table:formula="of:=LOG(ABS([.G91]);10)" office:value-type="float" office:value="-5.76978821704611" calcext:value-type="float">
            <text:p>-5.769788217</text:p>
          </table:table-cell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-0.00000878403" calcext:value-type="float">
            <text:p>-8.78E-06</text:p>
          </table:table-cell>
          <table:table-cell office:value-type="float" office:value="0.00000430644" calcext:value-type="float">
            <text:p>4.31E-06</text:p>
          </table:table-cell>
          <table:table-cell/>
          <table:table-cell table:formula="of:=[.D92]-[.E92]" office:value-type="float" office:value="-0.00001309047" calcext:value-type="float">
            <text:p>-1.309047E-005</text:p>
          </table:table-cell>
          <table:table-cell table:formula="of:=LOG(ABS([.G92]);10)" office:value-type="float" office:value="-4.88304476026803" calcext:value-type="float">
            <text:p>-4.8830447603</text:p>
          </table:table-cell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0.00000532301" calcext:value-type="float">
            <text:p>5.32E-06</text:p>
          </table:table-cell>
          <table:table-cell office:value-type="float" office:value="-0.00000261515" calcext:value-type="float">
            <text:p>-2.62E-06</text:p>
          </table:table-cell>
          <table:table-cell/>
          <table:table-cell table:formula="of:=[.D93]-[.E93]" office:value-type="float" office:value="0.00000793816" calcext:value-type="float">
            <text:p>7.93816E-006</text:p>
          </table:table-cell>
          <table:table-cell table:formula="of:=LOG(ABS([.G93]);10)" office:value-type="float" office:value="-5.10028015178602" calcext:value-type="float">
            <text:p>-5.1002801518</text:p>
          </table:table-cell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0.00000514366" calcext:value-type="float">
            <text:p>5.14E-06</text:p>
          </table:table-cell>
          <table:table-cell office:value-type="float" office:value="-0.00000229478" calcext:value-type="float">
            <text:p>-2.29E-06</text:p>
          </table:table-cell>
          <table:table-cell/>
          <table:table-cell table:formula="of:=[.D94]-[.E94]" office:value-type="float" office:value="0.00000743844" calcext:value-type="float">
            <text:p>7.43844E-006</text:p>
          </table:table-cell>
          <table:table-cell table:formula="of:=LOG(ABS([.G94]);10)" office:value-type="float" office:value="-5.12851813574846" calcext:value-type="float">
            <text:p>-5.1285181357</text:p>
          </table:table-cell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99998" calcext:value-type="float">
            <text:p>0.999998</text:p>
          </table:table-cell>
          <table:table-cell/>
          <table:table-cell table:formula="of:=[.D95]-[.E95]" office:value-type="float" office:value="0.00000200000000005751" calcext:value-type="float">
            <text:p>0.000002</text:p>
          </table:table-cell>
          <table:table-cell table:formula="of:=LOG(ABS([.G95]);10)" office:value-type="float" office:value="-5.69897000432353" calcext:value-type="float">
            <text:p>-5.6989700043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-0.0000553664" calcext:value-type="float">
            <text:p>-5.54E-05</text:p>
          </table:table-cell>
          <table:table-cell office:value-type="float" office:value="0.00000274181" calcext:value-type="float">
            <text:p>2.74E-06</text:p>
          </table:table-cell>
          <table:table-cell/>
          <table:table-cell table:formula="of:=[.D96]-[.E96]" office:value-type="float" office:value="-0.00005810821" calcext:value-type="float">
            <text:p>-5.810821E-005</text:p>
          </table:table-cell>
          <table:table-cell table:formula="of:=LOG(ABS([.G96]);10)" office:value-type="float" office:value="-4.23576250262173" calcext:value-type="float">
            <text:p>-4.2357625026</text:p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0.00000030143" calcext:value-type="float">
            <text:p>3.01E-07</text:p>
          </table:table-cell>
          <table:table-cell office:value-type="float" office:value="-0.00000013411" calcext:value-type="float">
            <text:p>-1.34E-07</text:p>
          </table:table-cell>
          <table:table-cell/>
          <table:table-cell table:formula="of:=[.D97]-[.E97]" office:value-type="float" office:value="0.00000043554" calcext:value-type="float">
            <text:p>4.3554E-007</text:p>
          </table:table-cell>
          <table:table-cell table:formula="of:=LOG(ABS([.G97]);10)" office:value-type="float" office:value="-6.36097195321306" calcext:value-type="float">
            <text:p>-6.3609719532</text:p>
          </table:table-cell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-0.00000177222" calcext:value-type="float">
            <text:p>-1.77E-06</text:p>
          </table:table-cell>
          <table:table-cell office:value-type="float" office:value="0.000000890344" calcext:value-type="float">
            <text:p>8.90E-07</text:p>
          </table:table-cell>
          <table:table-cell/>
          <table:table-cell table:formula="of:=[.D98]-[.E98]" office:value-type="float" office:value="-0.000002662564" calcext:value-type="float">
            <text:p>-2.662564E-006</text:p>
          </table:table-cell>
          <table:table-cell table:formula="of:=LOG(ABS([.G98]);10)" office:value-type="float" office:value="-5.57469994429958" calcext:value-type="float">
            <text:p>-5.5746999443</text:p>
          </table:table-cell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-0.00000164091" calcext:value-type="float">
            <text:p>-1.64E-06</text:p>
          </table:table-cell>
          <table:table-cell office:value-type="float" office:value="0.000000782311" calcext:value-type="float">
            <text:p>7.82E-07</text:p>
          </table:table-cell>
          <table:table-cell/>
          <table:table-cell table:formula="of:=[.D99]-[.E99]" office:value-type="float" office:value="-0.000002423221" calcext:value-type="float">
            <text:p>-2.423221E-006</text:p>
          </table:table-cell>
          <table:table-cell table:formula="of:=LOG(ABS([.G99]);10)" office:value-type="float" office:value="-5.61560697599717" calcext:value-type="float">
            <text:p>-5.615606976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0.00000136537" calcext:value-type="float">
            <text:p>1.37E-06</text:p>
          </table:table-cell>
          <table:table-cell office:value-type="float" office:value="-0.000000625849" calcext:value-type="float">
            <text:p>-6.26E-07</text:p>
          </table:table-cell>
          <table:table-cell/>
          <table:table-cell table:formula="of:=[.D100]-[.E100]" office:value-type="float" office:value="0.000001991219" calcext:value-type="float">
            <text:p>1.991219E-006</text:p>
          </table:table-cell>
          <table:table-cell table:formula="of:=LOG(ABS([.G100]);10)" office:value-type="float" office:value="-5.70088097238792" calcext:value-type="float">
            <text:p>-5.7008809724</text:p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-0.00000760146" calcext:value-type="float">
            <text:p>-7.60E-06</text:p>
          </table:table-cell>
          <table:table-cell office:value-type="float" office:value="0.00000376999" calcext:value-type="float">
            <text:p>3.77E-06</text:p>
          </table:table-cell>
          <table:table-cell/>
          <table:table-cell table:formula="of:=[.D101]-[.E101]" office:value-type="float" office:value="-0.00001137145" calcext:value-type="float">
            <text:p>-1.137145E-005</text:p>
          </table:table-cell>
          <table:table-cell table:formula="of:=LOG(ABS([.G101]);10)" office:value-type="float" office:value="-4.94418415388323" calcext:value-type="float">
            <text:p>-4.9441841539</text:p>
          </table:table-cell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0.00000380587" calcext:value-type="float">
            <text:p>3.81E-06</text:p>
          </table:table-cell>
          <table:table-cell office:value-type="float" office:value="-0.00000189245" calcext:value-type="float">
            <text:p>-1.89E-06</text:p>
          </table:table-cell>
          <table:table-cell/>
          <table:table-cell table:formula="of:=[.D102]-[.E102]" office:value-type="float" office:value="0.00000569832" calcext:value-type="float">
            <text:p>5.69832E-006</text:p>
          </table:table-cell>
          <table:table-cell table:formula="of:=LOG(ABS([.G102]);10)" office:value-type="float" office:value="-5.24425316577889" calcext:value-type="float">
            <text:p>-5.2442531658</text:p>
          </table:table-cell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0.00000411035" calcext:value-type="float">
            <text:p>4.11E-06</text:p>
          </table:table-cell>
          <table:table-cell office:value-type="float" office:value="-0.00000202656" calcext:value-type="float">
            <text:p>-2.03E-06</text:p>
          </table:table-cell>
          <table:table-cell/>
          <table:table-cell table:formula="of:=[.D103]-[.E103]" office:value-type="float" office:value="0.00000613691" calcext:value-type="float">
            <text:p>6.13691E-006</text:p>
          </table:table-cell>
          <table:table-cell table:formula="of:=LOG(ABS([.G103]);10)" office:value-type="float" office:value="-5.21205024575468" calcext:value-type="float">
            <text:p>-5.2120502458</text:p>
          </table:table-cell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-0.00000146302" calcext:value-type="float">
            <text:p>-1.46E-06</text:p>
          </table:table-cell>
          <table:table-cell office:value-type="float" office:value="0.000000670552" calcext:value-type="float">
            <text:p>6.71E-07</text:p>
          </table:table-cell>
          <table:table-cell/>
          <table:table-cell table:formula="of:=[.D104]-[.E104]" office:value-type="float" office:value="-0.000002133572" calcext:value-type="float">
            <text:p>-2.133572E-006</text:p>
          </table:table-cell>
          <table:table-cell table:formula="of:=LOG(ABS([.G104]);10)" office:value-type="float" office:value="-5.67089269675823" calcext:value-type="float">
            <text:p>-5.6708926968</text:p>
          </table:table-cell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-0.00000561609" calcext:value-type="float">
            <text:p>-5.62E-06</text:p>
          </table:table-cell>
          <table:table-cell office:value-type="float" office:value="0.00000271201" calcext:value-type="float">
            <text:p>2.71E-06</text:p>
          </table:table-cell>
          <table:table-cell/>
          <table:table-cell table:formula="of:=[.D105]-[.E105]" office:value-type="float" office:value="-0.0000083281" calcext:value-type="float">
            <text:p>-8.3281E-006</text:p>
          </table:table-cell>
          <table:table-cell table:formula="of:=LOG(ABS([.G105]);10)" office:value-type="float" office:value="-5.07945406865753" calcext:value-type="float">
            <text:p>-5.0794540687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style-name="Default" office:value-type="float" office:value="1.00001" calcext:value-type="float">
            <text:p>1.00001</text:p>
          </table:table-cell>
          <table:table-cell table:style-name="Default" office:value-type="float" office:value="0.999997" calcext:value-type="float">
            <text:p>0.999997</text:p>
          </table:table-cell>
          <table:table-cell/>
          <table:table-cell table:formula="of:=[.D106]-[.E106]" office:value-type="float" office:value="0.0000130000000001518" calcext:value-type="float">
            <text:p>0.000013</text:p>
          </table:table-cell>
          <table:table-cell table:formula="of:=LOG(ABS([.G106]);10)" office:value-type="float" office:value="-4.88605664768809" calcext:value-type="float">
            <text:p>-4.8860566477</text:p>
          </table:table-cell>
        </table:table-row>
        <table:table-row table:style-name="ro1">
          <table:table-cell table:number-columns-repeated="3"/>
          <table:table-cell table:number-columns-repeated="2" table:style-name="Default" office:value-type="string" calcext:value-type="string">
            <text:p><text:s/></text:p>
          </table:table-cell>
          <table:table-cell table:number-columns-repeated="2"/>
          <table:table-cell table:style-name="Default"/>
        </table:table-row>
        <calcext:conditional-formats>
          <calcext:conditional-format calcext:target-range-address="Sheet2.H7:Sheet2.H106">
            <calcext:data-bar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03:44:06.839603292</meta:creation-date>
    <dc:date>2017-07-02T16:57:55.285325738</dc:date>
    <meta:editing-duration>PT12H13M17S</meta:editing-duration>
    <meta:editing-cycles>1</meta:editing-cycles>
    <meta:document-statistic meta:table-count="2" meta:cell-count="1034" meta:object-count="0"/>
    <meta:generator>LibreOffice/4.2.8.2$Linux_X86_64 LibreOffice_project/420m0$Build-2</meta:generator>
  </office:meta>
</office:document-meta>
</file>